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language="en" fo:country="US" style:language-complex="ar" style:country-complex="SA"/>
    </style:style>
    <style:style style:name="P3" style:family="paragraph" style:parent-style-name="Heading_20_1">
      <style:text-properties fo:language="en" fo:country="US" style:language-complex="ar" style:country-complex="SA"/>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fo:font-size="10pt" style:font-size-asian="10pt" style:font-size-complex="10pt"/>
    </style:style>
    <style:style style:name="P8" style:family="paragraph" style:parent-style-name="Header">
      <style:paragraph-properties style:snap-to-layout-grid="false"/>
      <style:text-properties fo:font-size="9pt" style:font-size-asian="9pt" style:font-size-complex="9pt"/>
    </style:style>
    <style:style style:name="P9" style:family="paragraph" style:parent-style-name="Header">
      <style:paragraph-properties fo:text-align="center" style:justify-single-word="false" style:snap-to-layout-grid="false"/>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text-properties fo:language="en" fo:country="US" style:language-complex="ar" style:country-complex="SA"/>
    </style:style>
    <style:style style:name="P15" style:family="paragraph" style:parent-style-name="Standard" style:list-style-name="L1"/>
    <style:style style:name="P16" style:family="paragraph" style:parent-style-name="Standard" style:list-style-name="L3"/>
    <style:style style:name="P17" style:family="paragraph" style:parent-style-name="Standard">
      <style:paragraph-properties fo:margin-left="0in" fo:margin-right="0in" fo:text-indent="0in" style:auto-text-indent="false"/>
    </style:style>
    <style:style style:name="P18" style:family="paragraph" style:parent-style-name="Standard" style:list-style-name="L2">
      <style:paragraph-properties fo:margin-left="0.8929in" fo:margin-right="0in" fo:text-indent="0in" style:auto-text-indent="false">
        <style:tab-stops>
          <style:tab-stop style:position="1.1736in"/>
        </style:tab-stops>
      </style:paragraph-properties>
    </style:style>
    <style:style style:name="P19" style:family="paragraph" style:parent-style-name="Standard" style:list-style-name="L2">
      <style:paragraph-properties fo:margin-left="0.8799in" fo:margin-right="0in" fo:text-indent="0in" style:auto-text-indent="false">
        <style:tab-stops>
          <style:tab-stop style:position="1.1862in"/>
        </style:tab-stops>
      </style:paragraph-properties>
    </style:style>
    <style:style style:name="P20" style:family="paragraph" style:parent-style-name="Standard" style:list-style-name="L2">
      <style:paragraph-properties fo:margin-left="0.8673in" fo:margin-right="0in" fo:text-indent="0in" style:auto-text-indent="false">
        <style:tab-stops>
          <style:tab-stop style:position="1.1992in"/>
        </style:tab-stops>
      </style:paragraph-properties>
    </style:style>
    <style:style style:name="P21" style:family="paragraph" style:parent-style-name="Heading_20_1">
      <style:text-properties fo:language="en" fo:country="US" style:language-complex="ar" style:country-complex="SA"/>
    </style:style>
    <style:style style:name="P22" style:family="paragraph" style:parent-style-name="Heading_20_1" style:master-page-name="First_20_Page">
      <style:paragraph-properties style:page-number="auto"/>
    </style:style>
    <style:style style:name="P23" style:family="paragraph" style:parent-style-name="Heading_20_1" style:master-page-name="First_20_Page">
      <style:paragraph-properties style:page-number="auto"/>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er">
      <style:paragraph-properties style:snap-to-layout-grid="false"/>
    </style:style>
    <style:style style:name="P28" style:family="paragraph" style:parent-style-name="Header">
      <style:paragraph-properties fo:text-align="center" style:justify-single-word="false" style:snap-to-layout-grid="false"/>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text-underline-style="solid" style:text-underline-width="auto" style:text-underline-color="font-color" style:language-complex="ar" style:country-complex="SA"/>
    </style:style>
    <style:style style:name="T2" style:family="text">
      <style:text-properties fo:language="en" fo:country="US" style:language-complex="ar" style:country-complex="SA"/>
    </style:style>
    <style:style style:name="T3" style:family="text">
      <style:text-properties style:text-position="super 58%" fo:language="en" fo:country="US" style:language-complex="ar" style:country-complex="SA"/>
    </style:style>
    <style:style style:name="T4" style:family="text">
      <style:text-properties style:text-underline-style="solid" style:text-underline-width="auto" style:text-underline-color="font-color"/>
    </style:style>
    <style:style style:name="T5" style:family="text"/>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language="en" fo:country="US" style:language-complex="ar" style:country-complex="SA"/>
    </style:style>
    <style:style style:name="T11" style:family="text">
      <style:text-properties fo:language="en" fo:country="US" style:text-underline-style="solid" style:text-underline-width="auto" style:text-underline-color="font-color" style:language-complex="ar" style:country-complex="SA"/>
    </style:style>
    <style:style style:name="T12" style:family="text">
      <style:text-properties style:text-position="super 58%"/>
    </style:style>
    <style:style style:name="T13" style:family="text">
      <style:text-properties style:text-position="super 58%" fo:language="en" fo:country="US" style:language-complex="ar" style:country-complex="SA"/>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text-underline-style="solid" style:text-underline-width="auto" style:text-underline-color="font-color"/>
    </style:style>
    <style:style style:name="T16"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897376656">
          <text:deletion>
            <office:change-info>
              <dc:creator>David Harris</dc:creator>
              <dc:date>2010-07-22T00:47:00</dc:date>
            </office:change-info>
            <text:h text:style-name="P1" text:outline-level="1">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deletion>
        </text:changed-region>
        <text:changed-region text:id="ct688207440">
          <text:deletion>
            <office:change-info>
              <dc:creator>David Harris</dc:creator>
              <dc:date>2010-07-31T17:48:00</dc:date>
            </office:change-info>
            <text:p text:style-name="Table_20_Contents">. Conventions and/or tools for connecting across the boundaries are needed so that e.g. signaling systems can work with adjacent modules they've never met before. It must be possible to build automated tools for health monitoring across the layout.</text:p>
            <text:p text:style-name="Table_20_Contents">between layouts and modulesevents connecting </text:p>
          </text:deletion>
        </text:changed-region>
        <text:changed-region text:id="ct807306144">
          <text:deletion>
            <office:change-info>
              <dc:creator>Bob Jacobsen</dc:creator>
              <dc:date>2010-06-06T22:42:00</dc:date>
            </office:change-info>
            <text:p text:style-name="Table_20_Contents">, disambiguating Event IDs</text:p>
          </text:deletion>
        </text:changed-region>
        <text:changed-region text:id="ct807306048">
          <text:deletion>
            <office:change-info>
              <dc:creator>Bob Jacobsen</dc:creator>
              <dc:date>2010-06-07T20:18:00</dc:date>
            </office:change-info>
            <text:p text:style-name="Table_20_Contents">translating</text:p>
          </text:deletion>
        </text:changed-region>
        <text:changed-region text:id="ct459161872">
          <text:deletion>
            <office:change-info>
              <dc:creator>David Harris</dc:creator>
              <dc:date>2010-07-31T17:48:00</dc:date>
            </office:change-info>
            <text:p text:style-name="Table_20_Contents">. It must be possible to build automated tools for , without any need to reprogram ones that might be duplicatesthat are already configured into the modules should already be uniqueevent and node identifications </text:p>
          </text:deletion>
        </text:changed-region>
        <text:changed-region text:id="ct693176624">
          <text:deletion>
            <office:change-info>
              <dc:creator>Bob Jacobsen</dc:creator>
              <dc:date>2010-06-06T22:42:00</dc:date>
            </office:change-info>
            <text:p text:style-name="Table_20_Contents">EventIds, NodeIds </text:p>
          </text:deletion>
        </text:changed-region>
        <text:changed-region text:id="ct694980000">
          <text:deletion>
            <office:change-info>
              <dc:creator>David Harris</dc:creator>
              <dc:date>2010-07-31T17:48:00</dc:date>
            </office:change-info>
            <text:p text:style-name="Table_20_Contents"><text:s/>;</text:p>
          </text:deletion>
        </text:changed-region>
        <text:changed-region text:id="ct668093488">
          <text:deletion>
            <office:change-info>
              <dc:creator>Bob Jacobsen</dc:creator>
              <dc:date>2010-06-06T22:42:00</dc:date>
            </office:change-info>
            <text:p text:style-name="Table_20_Contents">:</text:p>
          </text:deletion>
        </text:changed-region>
        <text:changed-region text:id="ct864353776">
          <text:deletion>
            <office:change-info>
              <dc:creator>David Harris</dc:creator>
              <dc:date>2010-07-31T17:48:00</dc:date>
            </office:change-info>
            <text:p text:style-name="Table_20_Contents"><text:s/>must be easily arrangedAggregation of Modular Clubs</text:p>
            <text:p text:style-name="Standard">Dozens of clubs put together dozens of NMRAnet segments and hundreds of modules that have been separately configured. A large FREMO meet would be an example. Collision avoidance</text:p>
          </text:deletion>
        </text:changed-region>
        <text:changed-region text:id="ct680944672">
          <text:deletion>
            <office:change-info>
              <dc:creator>David Harris</dc:creator>
              <dc:date>2010-07-22T00:47:00</dc:date>
            </office:change-info>
            <text:p text:style-name="Standard">Solution</text:p>
            <text:p text:style-name="Standard"/>
          </text:deletion>
        </text:changed-region>
        <text:changed-region text:id="ct492693456">
          <text:deletion>
            <office:change-info>
              <dc:creator>Bob Jacobsen</dc:creator>
              <dc:date>2010-06-07T20:15:00</dc:date>
            </office:change-info>
            <text:p text:style-name="Standard">Bob</text:p>
          </text:deletion>
        </text:changed-region>
        <text:changed-region text:id="ct704846704">
          <text:deletion>
            <office:change-info>
              <dc:creator>David Harris</dc:creator>
              <dc:date>2010-07-22T00:47:00</dc:date>
            </office:change-info>
            <text:p text:style-name="Standard"><text:s/>receives a call from his friend HughBill</text:p>
          </text:deletion>
        </text:changed-region>
        <text:changed-region text:id="ct704846608">
          <text:deletion>
            <office:change-info>
              <dc:creator>Bob Jacobsen</dc:creator>
              <dc:date>2010-06-07T20:14:00</dc:date>
            </office:change-info>
            <text:p text:style-name="Standard"><text:s/>at the clubhouse</text:p>
          </text:deletion>
        </text:changed-region>
        <text:changed-region text:id="ct684941312">
          <text:deletion>
            <office:change-info>
              <dc:creator>David Harris</dc:creator>
              <dc:date>2010-07-22T00:47:00</dc:date>
            </office:change-info>
            <text:p text:style-name="Standard"><text:s/>that there's some trouble on </text:p>
          </text:deletion>
        </text:changed-region>
        <text:changed-region text:id="ct685955536">
          <text:deletion>
            <office:change-info>
              <dc:creator>Bob Jacobsen</dc:creator>
              <dc:date>2010-06-07T20:14:00</dc:date>
            </office:change-info>
            <text:p text:style-name="Standard">the</text:p>
          </text:deletion>
        </text:changed-region>
        <text:changed-region text:id="ct840147216">
          <text:deletion>
            <office:change-info>
              <dc:creator>David Harris</dc:creator>
              <dc:date>2010-07-22T00:47:00</dc:date>
            </office:change-info>
            <text:p text:style-name="Standard"><text:s/>layout. Hugh's</text:p>
          </text:deletion>
        </text:changed-region>
        <text:changed-region text:id="ct459019536">
          <text:deletion>
            <office:change-info>
              <dc:creator>Bob Jacobsen</dc:creator>
              <dc:date>2010-06-07T20:15:00</dc:date>
            </office:change-info>
            <text:p text:style-name="Standard">Bob</text:p>
          </text:deletion>
        </text:changed-region>
        <text:changed-region text:id="ct459019440">
          <text:deletion>
            <office:change-info>
              <dc:creator>David Harris</dc:creator>
              <dc:date>2010-06-07T00:28:00</dc:date>
            </office:change-info>
            <text:p text:style-name="Standard">He</text:p>
          </text:deletion>
        </text:changed-region>
        <text:changed-region text:id="ct455099344">
          <text:deletion>
            <office:change-info>
              <dc:creator>David Harris</dc:creator>
              <dc:date>2010-07-22T00:47:00</dc:date>
            </office:change-info>
            <text:p text:style-name="Standard"><text:s/>Bill</text:p>
          </text:deletion>
        </text:changed-region>
        <text:changed-region text:id="ct566284400">
          <text:deletion>
            <office:change-info>
              <dc:creator>Bob Jacobsen</dc:creator>
              <dc:date>2010-06-07T20:15:00</dc:date>
            </office:change-info>
            <text:p text:style-name="Standard">doesn't have time to drive across town and back</text:p>
          </text:deletion>
        </text:changed-region>
        <text:changed-region text:id="ct455099248">
          <text:deletion>
            <office:change-info>
              <dc:creator>David Harris</dc:creator>
              <dc:date>2010-07-22T00:47:00</dc:date>
            </office:change-info>
            <text:p text:style-name="Standard">is an expert on model railroad signaling, but he lives half-way across the country from Hugh's layout.</text:p>
          </text:deletion>
        </text:changed-region>
        <text:changed-region text:id="ct456565360">
          <text:deletion>
            <office:change-info>
              <dc:creator>Bob Jacobsen</dc:creator>
              <dc:date>2010-06-07T20:15:00</dc:date>
            </office:change-info>
            <text:p text:style-name="Standard">, but f</text:p>
          </text:deletion>
        </text:changed-region>
        <text:changed-region text:id="ct456605536">
          <text:deletion>
            <office:change-info>
              <dc:creator>David Harris</dc:creator>
              <dc:date>2010-07-22T00:47:00</dc:date>
            </office:change-info>
            <text:p text:style-name="Standard">ortunately F</text:p>
          </text:deletion>
        </text:changed-region>
        <text:changed-region text:id="ct458331824">
          <text:deletion>
            <office:change-info>
              <dc:creator>David Harris</dc:creator>
              <dc:date>2010-06-07T00:28:00</dc:date>
            </office:change-info>
            <text:p text:style-name="Standard">, </text:p>
          </text:deletion>
        </text:changed-region>
        <text:changed-region text:id="ct864453728">
          <text:deletion>
            <office:change-info>
              <dc:creator>Bob Jacobsen</dc:creator>
              <dc:date>2010-06-07T20:14:00</dc:date>
            </office:change-info>
            <text:p text:style-name="Standard">his</text:p>
          </text:deletion>
        </text:changed-region>
        <text:changed-region text:id="ct916326640">
          <text:deletion>
            <office:change-info>
              <dc:creator>David Harris</dc:creator>
              <dc:date>2010-07-22T00:47:00</dc:date>
            </office:change-info>
            <text:p text:style-name="Standard">Hugh</text:p>
          </text:deletion>
        </text:changed-region>
        <text:changed-region text:id="ct916326544">
          <text:deletion>
            <office:change-info>
              <dc:creator>Bob Jacobsen</dc:creator>
              <dc:date>2010-06-07T20:14:00</dc:date>
            </office:change-info>
            <text:p text:style-name="Standard"><text:s/>club </text:p>
          </text:deletion>
        </text:changed-region>
        <text:changed-region text:id="ct664194816">
          <text:deletion>
            <office:change-info>
              <dc:creator>David Harris</dc:creator>
              <dc:date>2010-07-22T00:47:00</dc:date>
            </office:change-info>
            <text:p text:style-name="Standard">has an Ethernet connection to the layout, and even better <text:s/></text:p>
          </text:deletion>
        </text:changed-region>
        <text:changed-region text:id="ct695004912">
          <text:deletion>
            <office:change-info>
              <dc:creator>Bob Jacobsen</dc:creator>
              <dc:date>2010-06-07T20:14:00</dc:date>
            </office:change-info>
            <text:p text:style-name="Standard">they</text:p>
          </text:deletion>
        </text:changed-region>
        <text:changed-region text:id="ct864469984">
          <text:deletion>
            <office:change-info>
              <dc:creator>David Harris</dc:creator>
              <dc:date>2010-07-22T00:47:00</dc:date>
            </office:change-info>
            <text:p text:style-name="Standard"><text:s/>hahe</text:p>
          </text:deletion>
        </text:changed-region>
        <text:changed-region text:id="ct694101952">
          <text:deletion>
            <office:change-info>
              <dc:creator>Bob Jacobsen</dc:creator>
              <dc:date>2010-06-07T20:14:00</dc:date>
            </office:change-info>
            <text:p text:style-name="Standard">ve</text:p>
          </text:deletion>
        </text:changed-region>
        <text:changed-region text:id="ct695004816">
          <text:deletion>
            <office:change-info>
              <dc:creator>David Harris</dc:creator>
              <dc:date>2010-07-22T00:47:00</dc:date>
            </office:change-info>
            <text:p text:style-name="Standard"><text:s/>s</text:p>
          </text:deletion>
        </text:changed-region>
        <text:changed-region text:id="ct455458848">
          <text:deletion>
            <office:change-info>
              <dc:creator>Bob Jacobsen</dc:creator>
              <dc:date>2010-06-07T20:14:00</dc:date>
            </office:change-info>
            <text:p text:style-name="Standard">it </text:p>
          </text:deletion>
        </text:changed-region>
        <text:changed-region text:id="ct944807024">
          <text:deletion>
            <office:change-info>
              <dc:creator>David Harris</dc:creator>
              <dc:date>2010-07-22T00:47:00</dc:date>
            </office:change-info>
            <text:p text:style-name="Standard">o the local area network (LAN) and to the wider internet through it attached t</text:p>
          </text:deletion>
        </text:changed-region>
        <text:changed-region text:id="ct944806928">
          <text:deletion>
            <office:change-info>
              <dc:creator>Bob Jacobsen</dc:creator>
              <dc:date>2010-06-07T20:14:00</dc:date>
            </office:change-info>
            <text:p text:style-name="Standard">their</text:p>
          </text:deletion>
        </text:changed-region>
        <text:changed-region text:id="ct456905408">
          <text:deletion>
            <office:change-info>
              <dc:creator>David Harris</dc:creator>
              <dc:date>2010-07-22T00:47:00</dc:date>
            </office:change-info>
            <text:p text:style-name="Standard"><text:s/>router – a</text:p>
          </text:deletion>
        </text:changed-region>
        <text:changed-region text:id="ct688409600">
          <text:deletion>
            <office:change-info>
              <dc:creator>Bob Jacobsen</dc:creator>
              <dc:date>2010-06-07T20:14:00</dc:date>
            </office:change-info>
            <text:p text:style-name="Standard">he</text:p>
          </text:deletion>
        </text:changed-region>
        <text:changed-region text:id="ct456905312">
          <text:deletion>
            <office:change-info>
              <dc:creator>David Harris</dc:creator>
              <dc:date>2010-07-22T00:47:00</dc:date>
            </office:change-info>
            <text:p text:style-name="Standard"><text:s/>can just log in from Bill</text:p>
          </text:deletion>
        </text:changed-region>
        <text:changed-region text:id="ct751642960">
          <text:deletion>
            <office:change-info>
              <dc:creator>Bob Jacobsen</dc:creator>
              <dc:date>2010-06-07T20:14:00</dc:date>
            </office:change-info>
            <text:p text:style-name="Standard">home</text:p>
          </text:deletion>
        </text:changed-region>
        <text:changed-region text:id="ct751656944">
          <text:deletion>
            <office:change-info>
              <dc:creator>David Harris</dc:creator>
              <dc:date>2010-07-22T00:47:00</dc:date>
            </office:change-info>
            <text:p text:style-name="Standard">! He opens his copy of the configuration program on his home computer and connects to where he is</text:p>
          </text:deletion>
        </text:changed-region>
        <text:changed-region text:id="ct456473200">
          <text:deletion>
            <office:change-info>
              <dc:creator>David Harris</dc:creator>
              <dc:date>2010-06-07T00:29:00</dc:date>
            </office:change-info>
            <text:p text:style-name="Standard">teh</text:p>
          </text:deletion>
        </text:changed-region>
        <text:changed-region text:id="ct685150880">
          <text:deletion>
            <office:change-info>
              <dc:creator>David Harris</dc:creator>
              <dc:date>2010-07-22T00:47:00</dc:date>
            </office:change-info>
            <text:p text:style-name="Standard"><text:s/>layout. It appears that one of the </text:p>
          </text:deletion>
        </text:changed-region>
        <text:changed-region text:id="ct685150784">
          <text:deletion>
            <office:change-info>
              <dc:creator>Bob Jacobsen</dc:creator>
              <dc:date>2010-06-07T20:16:00</dc:date>
            </office:change-info>
            <text:p text:style-name="Standard">signals</text:p>
          </text:deletion>
        </text:changed-region>
        <text:changed-region text:id="ct694868544">
          <text:deletion>
            <office:change-info>
              <dc:creator>David Harris</dc:creator>
              <dc:date>2010-07-22T00:47:00</dc:date>
            </office:change-info>
            <text:p text:style-name="Standard">occupancy detectors is not seeing the train</text:p>
          </text:deletion>
        </text:changed-region>
        <text:changed-region text:id="ct447024448">
          <text:deletion>
            <office:change-info>
              <dc:creator>Bob Jacobsen</dc:creator>
              <dc:date>2010-06-07T20:16:00</dc:date>
            </office:change-info>
            <text:p text:style-name="Standard"><text:s/>is not responding</text:p>
          </text:deletion>
        </text:changed-region>
        <text:changed-region text:id="ct694868448">
          <text:deletion>
            <office:change-info>
              <dc:creator>David Harris</dc:creator>
              <dc:date>2010-07-22T00:47:00</dc:date>
            </office:change-info>
            <text:p text:style-name="Standard">, and this has lead to a cascade of </text:p>
          </text:deletion>
        </text:changed-region>
        <text:changed-region text:id="ct583253744">
          <text:deletion>
            <office:change-info>
              <dc:creator>Bob Jacobsen</dc:creator>
              <dc:date>2010-06-07T20:17:00</dc:date>
            </office:change-info>
            <text:p text:style-name="Standard">failures</text:p>
          </text:deletion>
        </text:changed-region>
        <text:changed-region text:id="ct583253648">
          <text:deletion>
            <office:change-info>
              <dc:creator>David Harris</dc:creator>
              <dc:date>2010-07-22T00:47:00</dc:date>
            </office:change-info>
            <text:p text:style-name="Standard"><text:s/>downstream from the signal. He phones Hugh back and tells him to check the connections on that errors</text:p>
          </text:deletion>
        </text:changed-region>
        <text:changed-region text:id="ct863588032">
          <text:deletion>
            <office:change-info>
              <dc:creator>Bob Jacobsen</dc:creator>
              <dc:date>2010-06-07T20:17:00</dc:date>
            </office:change-info>
            <text:p text:style-name="Standard">signal</text:p>
          </text:deletion>
        </text:changed-region>
        <text:changed-region text:id="ct703631296">
          <text:deletion>
            <office:change-info>
              <dc:creator>David Harris</dc:creator>
              <dc:date>2010-07-22T00:47:00</dc:date>
            </office:change-info>
            <text:p text:style-name="Standard">. Hugh crawls under the layout and discovers a plug has pulled out – it must have been block</text:p>
          </text:deletion>
        </text:changed-region>
        <text:changed-region text:id="ct491223248">
          <text:deletion>
            <office:change-info>
              <dc:creator>David Harris</dc:creator>
              <dc:date>2010-06-07T00:30:00</dc:date>
            </office:change-info>
            <text:p text:style-name="Standard">that </text:p>
          </text:deletion>
        </text:changed-region>
        <text:changed-region text:id="ct703631200">
          <text:deletion>
            <office:change-info>
              <dc:creator>David Harris</dc:creator>
              <dc:date>2010-07-22T00:47:00</dc:date>
            </office:change-info>
            <text:p text:style-name="Standard">work party mid-week. </text:p>
          </text:deletion>
        </text:changed-region>
        <text:changed-region text:id="ct694097424">
          <text:deletion>
            <office:change-info>
              <dc:creator>Bob Jacobsen</dc:creator>
              <dc:date>2010-06-07T20:17:00</dc:date>
            </office:change-info>
            <text:p text:style-name="Standard">E</text:p>
          </text:deletion>
        </text:changed-region>
        <text:changed-region text:id="ct694097328">
          <text:deletion>
            <office:change-info>
              <dc:creator>David Harris</dc:creator>
              <dc:date>2010-07-22T00:47:00</dc:date>
            </office:change-info>
            <text:p text:style-name="Standard">verything The plug is replaced and e</text:p>
          </text:deletion>
        </text:changed-region>
        <text:changed-region text:id="ct458276368">
          <text:deletion>
            <office:change-info>
              <dc:creator>Bob Jacobsen</dc:creator>
              <dc:date>2010-06-07T20:17:00</dc:date>
            </office:change-info>
            <text:p text:style-name="Standard">seems</text:p>
          </text:deletion>
        </text:changed-region>
        <text:changed-region text:id="ct864383504">
          <text:deletion>
            <office:change-info>
              <dc:creator>David Harris</dc:creator>
              <dc:date>2010-07-22T00:47:00</dc:date>
            </office:change-info>
            <text:p text:style-name="Standard">returns </text:p>
          </text:deletion>
        </text:changed-region>
        <text:changed-region text:id="ct458247552">
          <text:deletion>
            <office:change-info>
              <dc:creator>Bob Jacobsen</dc:creator>
              <dc:date>2010-06-07T20:17:00</dc:date>
            </office:change-info>
            <text:p text:style-name="Standard"><text:s/>back t</text:p>
          </text:deletion>
        </text:changed-region>
        <text:changed-region text:id="ct458247456">
          <text:deletion>
            <office:change-info>
              <dc:creator>David Harris</dc:creator>
              <dc:date>2010-07-22T00:47:00</dc:date>
            </office:change-info>
            <text:p text:style-name="Standard">. <text:s/>operationo normalt</text:p>
          </text:deletion>
        </text:changed-region>
        <text:changed-region text:id="ct695180720">
          <text:deletion>
            <office:change-info>
              <dc:creator>Bob Jacobsen</dc:creator>
              <dc:date>2010-06-07T20:16:00</dc:date>
            </office:change-info>
            <text:p text:style-name="Standard">Hugh thanks John. John replies “Its all in a day's work for a NMRAnet repairman”. </text:p>
          </text:deletion>
        </text:changed-region>
        <text:changed-region text:id="ct695180624">
          <text:deletion>
            <office:change-info>
              <dc:creator>David Harris</dc:creator>
              <dc:date>2010-07-22T00:47:00</dc:date>
            </office:change-info>
            <text:p text:style-name="Standard"><text:span text:style-name="T1"/></text:p>
            <text:p text:style-name="Standard"><text:span text:style-name="T1"/></text:p>
          </text:deletion>
        </text:changed-region>
        <text:changed-region text:id="ct862262560">
          <text:deletion>
            <office:change-info>
              <dc:creator>David Harris</dc:creator>
              <dc:date>2010-07-31T17:48:00</dc:date>
            </office:change-info>
            <text:p text:style-name="Standard">ing, and one of the members wants to check the operation of the signals. He makes a remote connection to the layout and checks the status and configuration of the hardware from his home computer. </text:p>
            <text:p text:style-name="Standard"/>
          </text:deletion>
        </text:changed-region>
        <text:changed-region text:id="ct864500320">
          <text:deletion>
            <office:change-info>
              <dc:creator>Bob Jacobsen</dc:creator>
              <dc:date>2010-06-07T20:13:00</dc:date>
            </office:change-info>
            <text:p text:style-name="Standard">l</text:p>
          </text:deletion>
        </text:changed-region>
        <text:changed-region text:id="ct864500224">
          <text:deletion>
            <office:change-info>
              <dc:creator>David Harris</dc:creator>
              <dc:date>2010-07-31T17:48:00</dc:date>
            </office:change-info>
            <text:p text:style-name="Standard">Remote Diagnostics</text:p>
            <text:p text:style-name="Standard">A club layout is operated via NMRAnet. There's something not quite right about the signal</text:p>
          </text:deletion>
        </text:changed-region>
        <text:changed-region text:id="ct864069456">
          <text:deletion>
            <office:change-info>
              <dc:creator>David Harris</dc:creator>
              <dc:date>2010-07-22T00:47:00</dc:date>
            </office:change-info>
            <text:p text:style-name="Standard">Solution</text:p>
            <text:p text:style-name="Standard">John is in charge of the meet. He tells the attendees to connect the modules together into multiple CAN segments, observing the limitations of length and drive capabilities of the nodes. He assigns segment leaders and instructs them to configure and debug each segment in isolation by connecting a computer with configuration software. XML files describing the modules that some attendees brought help in this, but the nodes themselves contain enough information to allow them to be connected and integrate their existing block detection and </text:p>
          </text:deletion>
        </text:changed-region>
        <text:changed-region text:id="ct864069360">
          <text:deletion>
            <office:change-info>
              <dc:creator>David Harris</dc:creator>
              <dc:date>2010-06-07T00:26:00</dc:date>
            </office:change-info>
            <text:p text:style-name="Standard">signalling</text:p>
          </text:deletion>
        </text:changed-region>
        <text:changed-region text:id="ct864188912">
          <text:deletion>
            <office:change-info>
              <dc:creator>David Harris</dc:creator>
              <dc:date>2010-07-22T00:47:00</dc:date>
            </office:change-info>
            <text:p text:style-name="Standard"><text:s/>systems. </text:p>
            <text:p text:style-name="Standard">If the number of modules was smaller, then John would have connected the segments together using CAN-to-CAN relay nodes, but he </text:p>
          </text:deletion>
        </text:changed-region>
        <text:changed-region text:id="ct864188816">
          <text:deletion>
            <office:change-info>
              <dc:creator>David Harris</dc:creator>
              <dc:date>2010-06-07T00:27:00</dc:date>
            </office:change-info>
            <text:p text:style-name="Standard">had </text:p>
          </text:deletion>
        </text:changed-region>
        <text:changed-region text:id="ct946209456">
          <text:deletion>
            <office:change-info>
              <dc:creator>David Harris</dc:creator>
              <dc:date>2010-07-22T00:47:00</dc:date>
            </office:change-info>
            <text:p text:style-name="Standard">decide</text:p>
          </text:deletion>
        </text:changed-region>
        <text:changed-region text:id="ct946209360">
          <text:deletion>
            <office:change-info>
              <dc:creator>David Harris</dc:creator>
              <dc:date>2010-06-07T00:27:00</dc:date>
            </office:change-info>
            <text:p text:style-name="Standard">d</text:p>
          </text:deletion>
        </text:changed-region>
        <text:changed-region text:id="ct864500688">
          <text:deletion>
            <office:change-info>
              <dc:creator>David Harris</dc:creator>
              <dc:date>2010-07-22T00:47:00</dc:date>
            </office:change-info>
            <text:p text:style-name="Standard"><text:s/>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p>
          </text:deletion>
        </text:changed-region>
        <text:changed-region text:id="ct864500592">
          <text:deletion>
            <office:change-info>
              <dc:creator>David Harris</dc:creator>
              <dc:date>2010-06-07T00:27:00</dc:date>
            </office:change-info>
            <text:p text:style-name="Standard">Together </text:p>
          </text:deletion>
        </text:changed-region>
        <text:changed-region text:id="ct966130560">
          <text:deletion>
            <office:change-info>
              <dc:creator>David Harris</dc:creator>
              <dc:date>2010-07-22T00:47:00</dc:date>
            </office:change-info>
            <text:p text:style-name="Standard">with his segment leaders, they quickly integrate the segments onto the backbone. </text:p>
          </text:deletion>
        </text:changed-region>
        <text:changed-region text:id="ct966130464">
          <text:deletion>
            <office:change-info>
              <dc:creator>David Harris</dc:creator>
              <dc:date>2010-06-07T00:28:00</dc:date>
            </office:change-info>
            <text:p text:style-name="Standard">A</text:p>
          </text:deletion>
        </text:changed-region>
        <text:changed-region text:id="ct832737680">
          <text:deletion>
            <office:change-info>
              <dc:creator>David Harris</dc:creator>
              <dc:date>2010-07-22T00:47:00</dc:date>
            </office:change-info>
            <text:p text:style-name="Standard">ttendees can observe and control the layout from disparate points on </text:p>
          </text:deletion>
        </text:changed-region>
        <text:changed-region text:id="ct832737584">
          <text:deletion>
            <office:change-info>
              <dc:creator>David Harris</dc:creator>
              <dc:date>2010-06-07T00:28:00</dc:date>
            </office:change-info>
            <text:p text:style-name="Standard">teh </text:p>
          </text:deletion>
        </text:changed-region>
        <text:changed-region text:id="ct950820736">
          <text:deletion>
            <office:change-info>
              <dc:creator>David Harris</dc:creator>
              <dc:date>2010-07-22T00:47:00</dc:date>
            </office:change-info>
            <text:p text:style-name="Standard">layout. </text:p>
            <text:p text:style-name="Standard"><text:span text:style-name="T1"/></text:p>
          </text:deletion>
        </text:changed-region>
        <text:changed-region text:id="ct950820640">
          <text:deletion>
            <office:change-info>
              <dc:creator>David Harris</dc:creator>
              <dc:date>2010-07-31T17:48:00</dc:date>
            </office:change-info>
            <text:p text:style-name="Standard"><text:span text:style-name="T1"/></text:p>
            <text:p text:style-name="Standard"/>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hey are brought to a central location for a meet, where they are all connected together in some pre-planned orientation. The NMRAnets are connected in some fashion, and used to operate the entire layout from both central and distributed locations. For example, a new member might be bringing four modules that have never run with the club before, or a member may have just completed a couple new modules. Modular Layouts</text:p>
            <text:p text:style-name="Standard">A modular club has fifty modules, each of which as a CAN NMRAnet with two or three nodes controlling the module. These modules are separately built, with no central administration. </text:p>
          </text:deletion>
        </text:changed-region>
        <text:changed-region text:id="ct752652592">
          <text:deletion>
            <office:change-info>
              <dc:creator>David Harris</dc:creator>
              <dc:date>2010-07-22T00:47:00</dc:date>
            </office:change-info>
            <text:p text:style-name="Standard"><text:span text:style-name="T1"/></text:p>
            <text:h text:style-name="Heading_20_1" text:outline-level="1">connections to the global Internet, and thus to where-ever the dispatcher is located.The same solution that works over a local network will also work over both high-speed and low-speed Solution</text:h>
            <text:p text:style-name="Standard">See Distant Control Panel. </text:p>
          </text:deletion>
        </text:changed-region>
        <text:changed-region text:id="ct864580704">
          <text:deletion>
            <office:change-info>
              <dc:creator>David Harris</dc:creator>
              <dc:date>2010-07-31T17:48:00</dc:date>
            </office:change-info>
            <text:p text:style-name="Standard">Remote Dispatcher</text:p>
            <text:p text:style-name="Standard">A model railroad has turnouts and signals controlled via NMRAnet. NMRAnet is used to install a CTC panel at a distant location. The panel could be either a physical panel or on a computer screen. </text:p>
            <text:p text:style-name="Standard"><text:span text:style-name="T1"/></text:p>
          </text:deletion>
        </text:changed-region>
        <text:changed-region text:id="ct864580608">
          <text:deletion>
            <office:change-info>
              <dc:creator>David Harris</dc:creator>
              <dc:date>2010-07-22T00:47:00</dc:date>
            </office:change-info>
            <text:p text:style-name="Standard">Solution</text:p>
            <text:p text:style-name="Standard">Mike visits Hugh and brings some new NMRAnet software on his laptop. “This software will let us make a mock-up of your layout showing the location and connections between your nodes. I just need to plug it into your layout”.</text:p>
          </text:deletion>
        </text:changed-region>
        <text:changed-region text:id="ct898294416">
          <text:deletion>
            <office:change-info>
              <dc:creator>Bob Jacobsen</dc:creator>
              <dc:date>2010-06-07T20:12:00</dc:date>
            </office:change-info>
            <text:p text:style-name="Standard">instant yard diagram and operations</text:p>
          </text:deletion>
        </text:changed-region>
        <text:changed-region text:id="ct693317120">
          <text:deletion>
            <office:change-info>
              <dc:creator>David Harris</dc:creator>
              <dc:date>2010-07-22T00:47:00</dc:date>
            </office:change-info>
            <text:p text:style-name="Standard"><text:span text:style-name="T1"/></text:p>
            <text:h text:style-name="Heading_20_1" text:outline-level="1">instant operation from both computers</text:h>
          </text:deletion>
        </text:changed-region>
        <text:changed-region text:id="ct458555520">
          <text:deletion>
            <office:change-info>
              <dc:creator>David Harris</dc:creator>
              <dc:date>2010-07-31T17:48:00</dc:date>
            </office:change-info>
            <text:h text:style-name="Heading_20_1" text:outline-level="1">Connect Multiple Programs</text:h>
            <text:p text:style-name="Standard">The user wants to run multiple programs from multiple vendors in his home computer that simultaneously connect to the layout NMRAnet and control/monitor it.</text:p>
            <text:h text:style-name="Heading_20_1" text:outline-level="1"><text:span text:style-name="T1"/></text:h>
          </text:deletion>
        </text:changed-region>
        <text:changed-region text:id="ct458555424">
          <text:deletion>
            <office:change-info>
              <dc:creator>David Harris</dc:creator>
              <dc:date>2010-07-22T00:47:00</dc:date>
            </office:change-info>
            <text:h text:style-name="Heading_20_1" text:outline-level="1">Solution</text:h>
            <text:p text:style-name="Standard">Hugh realizes he has a problem – the NMRAnet-CAN bus running his layout is not big enough, he's maxed out the number of nodes. He talks to the local guru, and the guru says – no problem, just </text:p>
          </text:deletion>
        </text:changed-region>
        <text:changed-region text:id="ct446758512">
          <text:deletion>
            <office:change-info>
              <dc:creator>David Harris</dc:creator>
              <dc:date>2010-06-07T00:23:00</dc:date>
            </office:change-info>
            <text:p text:style-name="Standard">cut</text:p>
          </text:deletion>
        </text:changed-region>
        <text:changed-region text:id="ct820413200">
          <text:deletion>
            <office:change-info>
              <dc:creator>David Harris</dc:creator>
              <dc:date>2010-07-22T00:47:00</dc:date>
            </office:change-info>
            <text:p text:style-name="Standard"><text:s/>your CAN into two parts and join the parts with a CAN-to-CAN bridge. Hugh is doubtful, it can't be that simple, won't he need to change node ids and change his event programming? The guru reassures him – it is that simple – no need to change anything, the nodes will still see al</text:p>
          </text:deletion>
        </text:changed-region>
        <text:changed-region text:id="ct705288224">
          <text:deletion>
            <office:change-info>
              <dc:creator>David Harris</dc:creator>
              <dc:date>2010-06-07T00:23:00</dc:date>
            </office:change-info>
            <text:p text:style-name="Standard">l</text:p>
          </text:deletion>
        </text:changed-region>
        <text:changed-region text:id="ct455308288">
          <text:deletion>
            <office:change-info>
              <dc:creator>David Harris</dc:creator>
              <dc:date>2010-07-22T00:47:00</dc:date>
            </office:change-info>
            <text:p text:style-name="Standard">l the other nodes events, </text:p>
          </text:deletion>
        </text:changed-region>
        <text:changed-region text:id="ct966139072">
          <text:deletion>
            <office:change-info>
              <dc:creator>David Harris</dc:creator>
              <dc:date>2010-06-07T00:23:00</dc:date>
            </office:change-info>
            <text:p text:style-name="Standard">jyst</text:p>
          </text:deletion>
        </text:changed-region>
        <text:changed-region text:id="ct842912240">
          <text:deletion>
            <office:change-info>
              <dc:creator>David Harris</dc:creator>
              <dc:date>2010-07-22T00:47:00</dc:date>
            </office:change-info>
            <text:p text:style-name="Standard"><text:s/>as before. Hugh take</text:p>
          </text:deletion>
        </text:changed-region>
        <text:changed-region text:id="ct950817568">
          <text:deletion>
            <office:change-info>
              <dc:creator>David Harris</dc:creator>
              <dc:date>2010-06-07T00:23:00</dc:date>
            </office:change-info>
            <text:p text:style-name="Standard"><text:s/>s</text:p>
          </text:deletion>
        </text:changed-region>
        <text:changed-region text:id="ct477021808">
          <text:deletion>
            <office:change-info>
              <dc:creator>David Harris</dc:creator>
              <dc:date>2010-07-22T00:47:00</dc:date>
            </office:change-info>
            <text:p text:style-name="Standard">him at his word, picks up a bridge and, after five minutes deciding where to break the CAN bus, inserts the bridge and is running trains again. </text:p>
            <text:p text:style-name="Standard"><text:span text:style-name="T1"/></text:p>
          </text:deletion>
        </text:changed-region>
        <text:changed-region text:id="ct704219136">
          <text:deletion>
            <office:change-info>
              <dc:creator>David Harris</dc:creator>
              <dc:date>2010-07-31T17:48:00</dc:date>
            </office:change-info>
            <text:p text:style-name="Standard">Large Layout Expands</text:p>
            <text:p text:style-name="Standard">A large model using CAN, but not any attached computers, grows enough that it needs to have another CAN segment. This must be possible without reconfiguring all the existing nodes, event IDs, etc.</text:p>
            <text:p text:style-name="Standard"><text:span text:style-name="T1"/></text:p>
          </text:deletion>
        </text:changed-region>
        <text:changed-region text:id="ct820377104">
          <text:deletion>
            <office:change-info>
              <dc:creator>David Harris</dc:creator>
              <dc:date>2010-07-22T00:46:00</dc:date>
            </office:change-info>
            <text:p text:style-name="Standard">Solution</text:p>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is layout, the program announces there are lots of new nodes. Using drag-and-drop he </text:p>
          </text:deletion>
        </text:changed-region>
        <text:changed-region text:id="ct839575344">
          <text:deletion>
            <office:change-info>
              <dc:creator>Bob Jacobsen</dc:creator>
              <dc:date>2010-06-07T20:10:00</dc:date>
            </office:change-info>
            <text:p text:style-name="Standard">links</text:p>
          </text:deletion>
        </text:changed-region>
        <text:changed-region text:id="ct864245296">
          <text:deletion>
            <office:change-info>
              <dc:creator>David Harris</dc:creator>
              <dc:date>2010-07-22T00:46:00</dc:date>
            </office:change-info>
            <text:p text:style-name="Standard"><text:s/>his new nodes sets</text:p>
          </text:deletion>
        </text:changed-region>
        <text:changed-region text:id="ct864194048">
          <text:deletion>
            <office:change-info>
              <dc:creator>Bob Jacobsen</dc:creator>
              <dc:date>2010-06-07T20:10:00</dc:date>
            </office:change-info>
            <text:p text:style-name="Standard">into</text:p>
          </text:deletion>
        </text:changed-region>
        <text:changed-region text:id="ct488654704">
          <text:deletion>
            <office:change-info>
              <dc:creator>David Harris</dc:creator>
              <dc:date>2010-07-22T00:46:00</dc:date>
            </office:change-info>
            <text:p text:style-name="Standard">existing layout. This is relatively easy, as he is just duplicating his old controls. events of the <text:s/>the use the</text:p>
          </text:deletion>
        </text:changed-region>
        <text:changed-region text:id="ct446753984">
          <text:deletion>
            <office:change-info>
              <dc:creator>Bob Jacobsen</dc:creator>
              <dc:date>2010-06-07T20:10:00</dc:date>
            </office:change-info>
            <text:p text:style-name="Standard">In fact he</text:p>
          </text:deletion>
        </text:changed-region>
        <text:changed-region text:id="ct686577968">
          <text:deletion>
            <office:change-info>
              <dc:creator>David Harris</dc:creator>
              <dc:date>2010-07-22T00:46:00</dc:date>
            </office:change-info>
            <text:p text:style-name="Standard">events from <text:s/>can just drag He</text:p>
          </text:deletion>
        </text:changed-region>
        <text:changed-region text:id="ct864328384">
          <text:deletion>
            <office:change-info>
              <dc:creator>Bob Jacobsen</dc:creator>
              <dc:date>2010-06-07T20:11:00</dc:date>
            </office:change-info>
            <text:p text:style-name="Standard">one whole</text:p>
          </text:deletion>
        </text:changed-region>
        <text:changed-region text:id="ct458633136">
          <text:deletion>
            <office:change-info>
              <dc:creator>David Harris</dc:creator>
              <dc:date>2010-07-22T00:46:00</dc:date>
            </office:change-info>
            <text:p text:style-name="Standard">new one producer or consumer in the <text:s/>old node onto a an</text:p>
          </text:deletion>
        </text:changed-region>
        <text:changed-region text:id="ct749860480">
          <text:deletion>
            <office:change-info>
              <dc:creator>Bob Jacobsen</dc:creator>
              <dc:date>2010-06-07T20:11:00</dc:date>
            </office:change-info>
            <text:p text:style-name="Standard">and all its events are duplicated</text:p>
          </text:deletion>
        </text:changed-region>
        <text:changed-region text:id="ct456696736">
          <text:deletion>
            <office:change-info>
              <dc:creator>David Harris</dc:creator>
              <dc:date>2010-07-22T00:46:00</dc:date>
            </office:change-info>
            <text:p text:style-name="Standard">. The whole process to configure it</text:p>
          </text:deletion>
        </text:changed-region>
        <text:changed-region text:id="ct695108400">
          <text:deletion>
            <office:change-info>
              <dc:creator>David Harris</dc:creator>
              <dc:date>2010-06-07T00:22:00</dc:date>
            </office:change-info>
            <text:p text:style-name="Standard">only took</text:p>
          </text:deletion>
        </text:changed-region>
        <text:changed-region text:id="ct455116416">
          <text:deletion>
            <office:change-info>
              <dc:creator>David Harris</dc:creator>
              <dc:date>2010-07-22T00:46:00</dc:date>
            </office:change-info>
            <text:p text:style-name="Standard">5 minutes. Mike thinks “Now, let's get down to some serious operating”. </text:p>
            <text:h text:style-name="Heading_20_1" text:outline-level="1">1 </text:h>
          </text:deletion>
        </text:changed-region>
        <text:changed-region text:id="ct749263264">
          <text:deletion>
            <office:change-info>
              <dc:creator>David Harris</dc:creator>
              <dc:date>2010-07-31T17:48:00</dc:date>
            </office:change-info>
            <text:h text:style-name="Heading_20_1" text:outline-level="1">Distant Control Panel</text:h>
            <text:p text:style-name="Standard">A model railroad has turnouts and signals controlled via NMRAnet. The owner wants to put a physical control panel in his house, a separate building, and operate it via NMRAnet. </text:p>
            <text:h text:style-name="Heading_20_1" text:outline-level="1"><text:span text:style-name="T1"/></text:h>
          </text:deletion>
        </text:changed-region>
        <text:changed-region text:id="ct488700048">
          <text:deletion>
            <office:change-info>
              <dc:creator>David Harris</dc:creator>
              <dc:date>2010-07-22T00:46:00</dc:date>
            </office:change-info>
            <text:h text:style-name="Heading_20_1" text:outline-level="1">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but he can manage. He uses the old configuration to find nodes from which he can teach the old events </text:p>
          </text:deletion>
        </text:changed-region>
        <text:changed-region text:id="ct576665568">
          <text:deletion>
            <office:change-info>
              <dc:creator>Bob Jacobsen</dc:creator>
              <dc:date>2010-06-07T20:09:00</dc:date>
            </office:change-info>
            <text:p text:style-name="Standard">from</text:p>
          </text:deletion>
        </text:changed-region>
        <text:changed-region text:id="ct681474480">
          <text:deletion>
            <office:change-info>
              <dc:creator>David Harris</dc:creator>
              <dc:date>2010-07-22T00:46:00</dc:date>
            </office:change-info>
            <text:p text:style-name="Standard"><text:s/>consumers and/or producers. The nodes are linked and using the old events. “Sweet” he thinks. Now he sets about to use all those new capabilities that these new nodes have – “Wow, it was worth it, these babies are hot”. </text:p>
            <text:h text:style-name="Heading_20_1" text:outline-level="1">' – this is easy, on the screen he just grabs the node's consumer or producer entry and drags it to one or more of the new nodesto his new nodes</text:h>
          </text:deletion>
        </text:changed-region>
        <text:changed-region text:id="ct459139136">
          <text:deletion>
            <office:change-info>
              <dc:creator>David Harris</dc:creator>
              <dc:date>2010-07-31T17:48:00</dc:date>
            </office:change-info>
            <text:h text:style-name="Heading_20_1" text:outline-level="1">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1" text:outline-level="1"><text:span text:style-name="T1"/></text:h>
          </text:deletion>
        </text:changed-region>
        <text:changed-region text:id="ct458353088">
          <text:deletion>
            <office:change-info>
              <dc:creator>David Harris</dc:creator>
              <dc:date>2010-07-22T00:46:00</dc:date>
            </office:change-info>
            <text:h text:style-name="Heading_20_1" text:outline-level="1">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ext:p>
          </text:deletion>
        </text:changed-region>
        <text:changed-region text:id="ct864554240">
          <text:deletion>
            <office:change-info>
              <dc:creator>Bob Jacobsen</dc:creator>
              <dc:date>2010-06-07T20:07:00</dc:date>
            </office:change-info>
            <text:p text:style-name="Standard">, names his layout </text:p>
          </text:deletion>
        </text:changed-region>
        <text:changed-region text:id="ct458647552">
          <text:deletion>
            <office:change-info>
              <dc:creator>David Harris</dc:creator>
              <dc:date>2010-06-07T00:18:00</dc:date>
            </office:change-info>
            <text:p text:style-name="Standard">.</text:p>
          </text:deletion>
        </text:changed-region>
        <text:changed-region text:id="ct691050080">
          <text:deletion>
            <office:change-info>
              <dc:creator>Bob Jacobsen</dc:creator>
              <dc:date>2010-06-07T20:07:00</dc:date>
            </office:change-info>
            <text:p text:style-name="Standard">The program asks him to select the layout name or choose new. He chooses new</text:p>
          </text:deletion>
        </text:changed-region>
        <text:changed-region text:id="ct681414048">
          <text:deletion>
            <office:change-info>
              <dc:creator>David Harris</dc:creator>
              <dc:date>2010-07-22T00:46:00</dc:date>
            </office:change-info>
            <text:p text:style-name="Standard">layout, He asks the program to interrogate an unknown </text:p>
          </text:deletion>
        </text:changed-region>
        <text:changed-region text:id="ct458902848">
          <text:deletion>
            <office:change-info>
              <dc:creator>David Harris</dc:creator>
              <dc:date>2010-06-07T00:18:00</dc:date>
            </office:change-info>
            <text:p text:style-name="Standard"><text:s/>T</text:p>
          </text:deletion>
        </text:changed-region>
        <text:changed-region text:id="ct751641008">
          <text:deletion>
            <office:change-info>
              <dc:creator>David Harris</dc:creator>
              <dc:date>2010-07-22T00:46:00</dc:date>
            </office:change-info>
            <text:p text:style-name="Standard">he program lists his twelve boards. He </text:p>
          </text:deletion>
        </text:changed-region>
        <text:changed-region text:id="ct729998384">
          <text:deletion>
            <office:change-info>
              <dc:creator>David Harris</dc:creator>
              <dc:date>2010-06-07T00:18:00</dc:date>
            </office:change-info>
            <text:p text:style-name="Standard">can</text:p>
          </text:deletion>
        </text:changed-region>
        <text:changed-region text:id="ct458570640">
          <text:deletion>
            <office:change-info>
              <dc:creator>David Harris</dc:creator>
              <dc:date>2010-07-22T00:46:00</dc:date>
            </office:change-info>
            <text:p text:style-name="Standard"><text:s/>drill down to each part of each node and see what other nodes receive its events. He </text:p>
          </text:deletion>
        </text:changed-region>
        <text:changed-region text:id="ct459166064">
          <text:deletion>
            <office:change-info>
              <dc:creator>David Harris</dc:creator>
              <dc:date>2010-06-07T00:19:00</dc:date>
            </office:change-info>
            <text:p text:style-name="Standard">can </text:p>
          </text:deletion>
        </text:changed-region>
        <text:changed-region text:id="ct852140208">
          <text:deletion>
            <office:change-info>
              <dc:creator>David Harris</dc:creator>
              <dc:date>2010-07-22T00:46:00</dc:date>
            </office:change-info>
            <text:p text:style-name="Standard">also see whose events it receives. The</text:p>
          </text:deletion>
        </text:changed-region>
        <text:changed-region text:id="ct863578624">
          <text:deletion>
            <office:change-info>
              <dc:creator>David Harris</dc:creator>
              <dc:date>2010-06-07T00:19:00</dc:date>
            </office:change-info>
            <text:p text:style-name="Standard">re is also a </text:p>
          </text:deletion>
        </text:changed-region>
        <text:changed-region text:id="ct782599088">
          <text:deletion>
            <office:change-info>
              <dc:creator>David Harris</dc:creator>
              <dc:date>2010-07-22T00:46:00</dc:date>
            </office:change-info>
            <text:p text:style-name="Standard">diagram of the nodes. He pushes some buttons and watches as the program animates the events </text:p>
          </text:deletion>
        </text:changed-region>
        <text:changed-region text:id="ct456829296">
          <text:deletion>
            <office:change-info>
              <dc:creator>David Harris</dc:creator>
              <dc:date>2010-06-07T00:19:00</dc:date>
            </office:change-info>
            <text:p text:style-name="Standard">travelling out of</text:p>
          </text:deletion>
        </text:changed-region>
        <text:changed-region text:id="ct752408240">
          <text:deletion>
            <office:change-info>
              <dc:creator>David Harris</dc:creator>
              <dc:date>2010-07-22T00:46:00</dc:date>
            </office:change-info>
            <text:p text:style-name="Standard"><text:s/>one node and </text:p>
          </text:deletion>
        </text:changed-region>
        <text:changed-region text:id="ct944887392">
          <text:deletion>
            <office:change-info>
              <dc:creator>David Harris</dc:creator>
              <dc:date>2010-06-07T00:19:00</dc:date>
            </office:change-info>
            <text:p text:style-name="Standard">into</text:p>
          </text:deletion>
        </text:changed-region>
        <text:changed-region text:id="ct458565632">
          <text:deletion>
            <office:change-info>
              <dc:creator>David Harris</dc:creator>
              <dc:date>2010-07-22T00:46:00</dc:date>
            </office:change-info>
            <text:p text:style-name="Standard"><text:s/>the receiving nodes. He finds his mistake, and makes changes to his configuration and tests again. Problem solved – he vows to buy a laptop. </text:p>
            <text:p text:style-name="Standard"><text:span text:style-name="T1"/></text:p>
          </text:deletion>
        </text:changed-region>
        <text:changed-region text:id="ct694997296">
          <text:deletion>
            <office:change-info>
              <dc:creator>David Harris</dc:creator>
              <dc:date>2010-07-31T17:48:00</dc:date>
            </office:change-info>
            <text:p text:style-name="Standard"><text:span text:style-name="T1"/></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p text:style-name="Standard"><text:span text:style-name="T1"/></text:p>
          </text:deletion>
        </text:changed-region>
        <text:changed-region text:id="ct863626304">
          <text:deletion>
            <office:change-info>
              <dc:creator>David Harris</dc:creator>
              <dc:date>2010-07-22T00:46:00</dc:date>
            </office:change-info>
            <text:p text:style-name="Standard"><text:span text:style-name="T1"/></text:p>
            <text:h text:style-name="Heading_20_2" text:outline-level="2">Solution</text:h>
            <text:p text:style-name="Standard">Alice decides that it would be nice to be able to control her station tracks from </text:p>
          </text:deletion>
        </text:changed-region>
        <text:changed-region text:id="ct455225424">
          <text:deletion>
            <office:change-info>
              <dc:creator>David Harris</dc:creator>
              <dc:date>2010-06-07T19:27:00</dc:date>
            </office:change-info>
            <text:p text:style-name="Standard">another location. </text:p>
          </text:deletion>
        </text:changed-region>
        <text:changed-region text:id="ct695178240">
          <text:deletion>
            <office:change-info>
              <dc:creator>David Harris</dc:creator>
              <dc:date>2010-07-22T00:46:00</dc:date>
            </office:change-info>
            <text:p text:style-name="Standard">M-T), and hooks it to with She buys another button node (lets label these </text:p>
          </text:deletion>
        </text:changed-region>
        <text:changed-region text:id="ct944879888">
          <text:deletion>
            <office:change-info>
              <dc:creator>David Harris</dc:creator>
              <dc:date>2010-06-07T00:17:00</dc:date>
            </office:change-info>
            <text:p text:style-name="Standard">the </text:p>
          </text:deletion>
        </text:changed-region>
        <text:changed-region text:id="ct695070112">
          <text:deletion>
            <office:change-info>
              <dc:creator>David Harris</dc:creator>
              <dc:date>2010-07-22T00:46:00</dc:date>
            </office:change-info>
            <text:p text:style-name="Standard">other nodes. She then copies the </text:p>
          </text:deletion>
        </text:changed-region>
        <text:changed-region text:id="ct752667312">
          <text:deletion>
            <office:change-info>
              <dc:creator>Bob Jacobsen</dc:creator>
              <dc:date>2010-06-07T20:07:00</dc:date>
            </office:change-info>
            <text:p text:style-name="Standard">learning</text:p>
          </text:deletion>
        </text:changed-region>
        <text:changed-region text:id="ct897072512">
          <text:deletion>
            <office:change-info>
              <dc:creator>David Harris</dc:creator>
              <dc:date>2010-07-22T00:46:00</dc:date>
            </office:change-info>
            <text:p text:style-name="Standard"><text:s/>from the first button node to this new one. (In detail: on the learned event</text:p>
          </text:deletion>
        </text:changed-region>
        <text:changed-region text:id="ct690751952">
          <text:deletion>
            <office:change-info>
              <dc:creator>Bob Jacobsen</dc:creator>
              <dc:date>2010-06-07T20:06:00</dc:date>
            </office:change-info>
            <text:p text:style-name="Standard">original</text:p>
          </text:deletion>
        </text:changed-region>
        <text:changed-region text:id="ct864331616">
          <text:deletion>
            <office:change-info>
              <dc:creator>David Harris</dc:creator>
              <dc:date>2010-07-22T00:46:00</dc:date>
            </office:change-info>
            <text:p text:style-name="Standard"><text:s/>set of buttons she pushenew</text:p>
          </text:deletion>
        </text:changed-region>
        <text:changed-region text:id="ct864330656">
          <text:deletion>
            <office:change-info>
              <dc:creator>David Harris</dc:creator>
              <dc:date>2010-06-07T00:17:00</dc:date>
            </office:change-info>
            <text:p text:style-name="Standard">d</text:p>
          </text:deletion>
        </text:changed-region>
        <text:changed-region text:id="ct705104288">
          <text:deletion>
            <office:change-info>
              <dc:creator>David Harris</dc:creator>
              <dc:date>2010-07-22T00:46:00</dc:date>
            </office:change-info>
            <text:p text:style-name="Standard">blue, <text:s/></text:p>
          </text:deletion>
        </text:changed-region>
        <text:changed-region text:id="ct492700016">
          <text:deletion>
            <office:change-info>
              <dc:creator>Bob Jacobsen</dc:creator>
              <dc:date>2010-06-07T20:06:00</dc:date>
            </office:change-info>
            <text:p text:style-name="Standard">A</text:p>
          </text:deletion>
        </text:changed-region>
        <text:changed-region text:id="ct576673936">
          <text:deletion>
            <office:change-info>
              <dc:creator>David Harris</dc:creator>
              <dc:date>2010-07-22T00:46:00</dc:date>
            </office:change-info>
            <text:p text:style-name="Standard"><text:s/>and gold, and then on the M</text:p>
          </text:deletion>
        </text:changed-region>
        <text:changed-region text:id="ct704741520">
          <text:deletion>
            <office:change-info>
              <dc:creator>Bob Jacobsen</dc:creator>
              <dc:date>2010-06-07T20:06:00</dc:date>
            </office:change-info>
            <text:p text:style-name="Standard">new</text:p>
          </text:deletion>
        </text:changed-region>
        <text:changed-region text:id="ct687489136">
          <text:deletion>
            <office:change-info>
              <dc:creator>David Harris</dc:creator>
              <dc:date>2010-07-22T00:46:00</dc:date>
            </office:change-info>
            <text:p text:style-name="Standard"><text:s/>buttonoriginal</text:p>
          </text:deletion>
        </text:changed-region>
        <text:changed-region text:id="ct704737936">
          <text:deletion>
            <office:change-info>
              <dc:creator>David Harris</dc:creator>
              <dc:date>2010-06-07T19:28:00</dc:date>
            </office:change-info>
            <text:p text:style-name="Standard">s</text:p>
          </text:deletion>
        </text:changed-region>
        <text:changed-region text:id="ct892988352">
          <text:deletion>
            <office:change-info>
              <dc:creator>David Harris</dc:creator>
              <dc:date>2010-07-22T00:46:00</dc:date>
            </office:change-info>
            <text:p text:style-name="Standard"><text:s/>she pushe</text:p>
          </text:deletion>
        </text:changed-region>
        <text:changed-region text:id="ct863625296">
          <text:deletion>
            <office:change-info>
              <dc:creator>David Harris</dc:creator>
              <dc:date>2010-06-07T00:17:00</dc:date>
            </office:change-info>
            <text:p text:style-name="Standard">d</text:p>
          </text:deletion>
        </text:changed-region>
        <text:changed-region text:id="ct456457920">
          <text:deletion>
            <office:change-info>
              <dc:creator>David Harris</dc:creator>
              <dc:date>2010-07-22T00:46:00</dc:date>
            </office:change-info>
            <text:p text:style-name="Standard"><text:s/>gold, </text:p>
          </text:deletion>
        </text:changed-region>
        <text:changed-region text:id="ct840002976">
          <text:deletion>
            <office:change-info>
              <dc:creator>Bob Jacobsen</dc:creator>
              <dc:date>2010-06-07T20:07:00</dc:date>
            </office:change-info>
            <text:p text:style-name="Standard">M</text:p>
          </text:deletion>
        </text:changed-region>
        <text:changed-region text:id="ct950807312">
          <text:deletion>
            <office:change-info>
              <dc:creator>David Harris</dc:creator>
              <dc:date>2010-07-22T00:46:00</dc:date>
            </office:change-info>
            <text:p text:style-name="Standard"><text:s/>and gold, and repeatA</text:p>
          </text:deletion>
        </text:changed-region>
        <text:changed-region text:id="ct705484560">
          <text:deletion>
            <office:change-info>
              <dc:creator>David Harris</dc:creator>
              <dc:date>2010-06-07T00:17:00</dc:date>
            </office:change-info>
            <text:p text:style-name="Standard">ed</text:p>
          </text:deletion>
        </text:changed-region>
        <text:changed-region text:id="ct687118080">
          <text:deletion>
            <office:change-info>
              <dc:creator>David Harris</dc:creator>
              <dc:date>2010-07-22T00:46:00</dc:date>
            </office:change-info>
            <text:p text:style-name="Standard"><text:s/>the same process with the other buttons). </text:p>
          </text:deletion>
        </text:changed-region>
        <text:changed-region text:id="ct492705920">
          <text:deletion>
            <office:change-info>
              <dc:creator>David Harris</dc:creator>
              <dc:date>2010-07-31T17:48:00</dc:date>
            </office:change-info>
            <text:p text:style-name="Standard">Expanding a Small Layout</text:p>
            <text:p text:style-name="Standard">A user has four NMRAnet boards working on his layout. He buys one more input board to provide extra pushbuttons to operate his yard ladder from the other end of the layout. He's able to configure the new board and put it into operation.</text:p>
          </text:deletion>
        </text:changed-region>
        <text:changed-region text:id="ct458779984">
          <text:deletion>
            <office:change-info>
              <dc:creator>David Harris</dc:creator>
              <dc:date>2010-07-22T00:46:00</dc:date>
            </office:change-info>
            <text:p text:style-name="Standard">, four turnout-controller nodes, and a power supply. When she gets home, she unpacks the nodes and connects each of the turnout-controllers to her four turnouts, E1, E2, W1, and W2. Then she connects the nodes together with the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input <text:span text:style-name="T2">Solution</text:span></text:p>
            <text:p text:style-name="Standard">Alice wants to control her three track station. She has goes to her local store and buys one 8-button</text:p>
          </text:deletion>
        </text:changed-region>
        <text:changed-region text:id="ct694879696">
          <text:deletion>
            <office:change-info>
              <dc:creator>David Harris</dc:creator>
              <dc:date>2010-06-07T00:13:00</dc:date>
            </office:change-info>
            <text:p text:style-name="Standard">However, s</text:p>
          </text:deletion>
        </text:changed-region>
        <text:changed-region text:id="ct459079744">
          <text:deletion>
            <office:change-info>
              <dc:creator>David Harris</dc:creator>
              <dc:date>2010-07-22T00:46:00</dc:date>
            </office:change-info>
            <text:p text:style-name="Standard">he </text:p>
          </text:deletion>
        </text:changed-region>
        <text:changed-region text:id="ct577378640">
          <text:deletion>
            <office:change-info>
              <dc:creator>David Harris</dc:creator>
              <dc:date>2010-06-07T00:13:00</dc:date>
            </office:change-info>
            <text:p text:style-name="Standard">found</text:p>
          </text:deletion>
        </text:changed-region>
        <text:changed-region text:id="ct840718688">
          <text:deletion>
            <office:change-info>
              <dc:creator>David Harris</dc:creator>
              <dc:date>2010-07-22T00:46:00</dc:date>
            </office:change-info>
            <text:p text:style-name="Standard"><text:s/>that she </text:p>
          </text:deletion>
        </text:changed-region>
        <text:changed-region text:id="ct458635488">
          <text:deletion>
            <office:change-info>
              <dc:creator>David Harris</dc:creator>
              <dc:date>2010-06-07T00:13:00</dc:date>
            </office:change-info>
            <text:p text:style-name="Standard">still </text:p>
          </text:deletion>
        </text:changed-region>
        <text:changed-region text:id="ct576681744">
          <text:deletion>
            <office:change-info>
              <dc:creator>David Harris</dc:creator>
              <dc:date>2010-07-22T00:46:00</dc:date>
            </office:change-info>
            <text:p text:style-name="Standard">forg</text:p>
          </text:deletion>
        </text:changed-region>
        <text:changed-region text:id="ct824793088">
          <text:deletion>
            <office:change-info>
              <dc:creator>David Harris</dc:creator>
              <dc:date>2010-06-07T00:13:00</dc:date>
            </office:change-info>
            <text:p text:style-name="Standard">o</text:p>
          </text:deletion>
        </text:changed-region>
        <text:changed-region text:id="ct456148336">
          <text:deletion>
            <office:change-info>
              <dc:creator>David Harris</dc:creator>
              <dc:date>2010-07-22T00:46:00</dc:date>
            </office:change-info>
            <text:p text:style-name="Standard">t to compatibly position the turnouts at both ends of the station</text:p>
          </text:deletion>
        </text:changed-region>
        <text:changed-region text:id="ct681449216">
          <text:deletion>
            <office:change-info>
              <dc:creator>David Harris</dc:creator>
              <dc:date>2010-06-07T00:14:00</dc:date>
            </office:change-info>
            <text:p text:style-name="Standard"><text:s/>occasionally</text:p>
          </text:deletion>
        </text:changed-region>
        <text:changed-region text:id="ct951230816">
          <text:deletion>
            <office:change-info>
              <dc:creator>David Harris</dc:creator>
              <dc:date>2010-07-22T00:46:00</dc:date>
            </office:change-info>
            <text:p text:style-name="Standard">. However, he realize</text:p>
          </text:deletion>
        </text:changed-region>
        <text:changed-region text:id="ct668179232">
          <text:deletion>
            <office:change-info>
              <dc:creator>David Harris</dc:creator>
              <dc:date>2010-06-07T00:14:00</dc:date>
            </office:change-info>
            <text:p text:style-name="Standard">d</text:p>
          </text:deletion>
        </text:changed-region>
        <text:changed-region text:id="ct664638384">
          <text:deletion>
            <office:change-info>
              <dc:creator>David Harris</dc:creator>
              <dc:date>2010-07-22T00:46:00</dc:date>
            </office:change-info>
            <text:p text:style-name="Standard"><text:s/>that she </text:p>
          </text:deletion>
        </text:changed-region>
        <text:changed-region text:id="ct801719520">
          <text:deletion>
            <office:change-info>
              <dc:creator>David Harris</dc:creator>
              <dc:date>2010-06-07T00:14:00</dc:date>
            </office:change-info>
            <text:p text:style-name="Standard">could</text:p>
          </text:deletion>
        </text:changed-region>
        <text:changed-region text:id="ct447260144">
          <text:deletion>
            <office:change-info>
              <dc:creator>David Harris</dc:creator>
              <dc:date>2010-07-22T00:46:00</dc:date>
            </office:change-info>
            <text:p text:style-name="Standard"><text:s/>improve her scheme. She reset the nodes to factory settings as directed and then </text:p>
          </text:deletion>
        </text:changed-region>
        <text:changed-region text:id="ct458953408">
          <text:deletion>
            <office:change-info>
              <dc:creator>David Harris</dc:creator>
              <dc:date>2010-06-07T00:14:00</dc:date>
            </office:change-info>
            <text:p text:style-name="Standard">taught</text:p>
          </text:deletion>
        </text:changed-region>
        <text:changed-region text:id="ct691808880">
          <text:deletion>
            <office:change-info>
              <dc:creator>David Harris</dc:creator>
              <dc:date>2010-07-22T00:46:00</dc:date>
            </office:change-info>
            <text:p text:style-name="Standard"><text:s/>button A to make all the turnouts select track 1. (In detail: on E1 set diverge and gold, on E2 set diverge and gold, on W1 set diverge and gold, on W2 set diverge and gold, and finally on the button node push</text:p>
          </text:deletion>
        </text:changed-region>
        <text:changed-region text:id="ct758198624">
          <text:deletion>
            <office:change-info>
              <dc:creator>David Harris</dc:creator>
              <dc:date>2010-06-07T00:14:00</dc:date>
            </office:change-info>
            <text:p text:style-name="Standard">ed</text:p>
          </text:deletion>
        </text:changed-region>
        <text:changed-region text:id="ct824374544">
          <text:deletion>
            <office:change-info>
              <dc:creator>David Harris</dc:creator>
              <dc:date>2010-07-22T00:46:00</dc:date>
            </office:change-info>
            <text:p text:style-name="Standard"><text:s/>gold, A, and gold). She also ma</text:p>
          </text:deletion>
        </text:changed-region>
        <text:changed-region text:id="ct459159296">
          <text:deletion>
            <office:change-info>
              <dc:creator>David Harris</dc:creator>
              <dc:date>2010-06-07T00:15:00</dc:date>
            </office:change-info>
            <text:p text:style-name="Standard">de</text:p>
          </text:deletion>
        </text:changed-region>
        <text:changed-region text:id="ct488645968">
          <text:deletion>
            <office:change-info>
              <dc:creator>David Harris</dc:creator>
              <dc:date>2010-07-22T00:46:00</dc:date>
            </office:change-info>
            <text:p text:style-name="Standard"><text:s/>buttons B and C select tracks 2 and 3. </text:p>
            <text:p text:style-name="Standard">Now she </text:p>
          </text:deletion>
        </text:changed-region>
        <text:changed-region text:id="ct458609216">
          <text:deletion>
            <office:change-info>
              <dc:creator>David Harris</dc:creator>
              <dc:date>2010-06-07T00:16:00</dc:date>
            </office:change-info>
            <text:p text:style-name="Standard">could</text:p>
          </text:deletion>
        </text:changed-region>
        <text:changed-region text:id="ct488733696">
          <text:deletion>
            <office:change-info>
              <dc:creator>David Harris</dc:creator>
              <dc:date>2010-07-22T00:46:00</dc:date>
            </office:change-info>
            <text:p text:style-name="Standard"><text:s/>control her station tracks with only three buttons, and there </text:p>
          </text:deletion>
        </text:changed-region>
        <text:changed-region text:id="ct750650704">
          <text:deletion>
            <office:change-info>
              <dc:creator>David Harris</dc:creator>
              <dc:date>2010-06-07T00:16:00</dc:date>
            </office:change-info>
            <text:p text:style-name="Standard">was never a</text:p>
          </text:deletion>
        </text:changed-region>
        <text:changed-region text:id="ct807545408">
          <text:deletion>
            <office:change-info>
              <dc:creator>David Harris</dc:creator>
              <dc:date>2010-07-22T00:46:00</dc:date>
            </office:change-info>
            <text:p text:style-name="Standard"><text:s/>chance that they </text:p>
          </text:deletion>
        </text:changed-region>
        <text:changed-region text:id="ct576665392">
          <text:deletion>
            <office:change-info>
              <dc:creator>David Harris</dc:creator>
              <dc:date>2010-06-07T00:16:00</dc:date>
            </office:change-info>
            <text:p text:style-name="Standard">were</text:p>
          </text:deletion>
        </text:changed-region>
        <text:changed-region text:id="ct892391360">
          <text:deletion>
            <office:change-info>
              <dc:creator>David Harris</dc:creator>
              <dc:date>2010-07-22T00:46:00</dc:date>
            </office:change-info>
            <text:p text:style-name="Standard"><text:s/>misaligned! Later, she change</text:p>
          </text:deletion>
        </text:changed-region>
        <text:changed-region text:id="ct459078464">
          <text:deletion>
            <office:change-info>
              <dc:creator>David Harris</dc:creator>
              <dc:date>2010-06-07T00:16:00</dc:date>
            </office:change-info>
            <text:p text:style-name="Standard">d</text:p>
          </text:deletion>
        </text:changed-region>
        <text:changed-region text:id="ct851451456">
          <text:deletion>
            <office:change-info>
              <dc:creator>David Harris</dc:creator>
              <dc:date>2010-07-22T00:46:00</dc:date>
            </office:change-info>
            <text:p text:style-name="Standard"><text:s/>it again so that A-C selected tracks 1-2 for entrance, and D-F selected them for exit. </text:p>
            <text:p text:style-name="P2"><text:span text:style-name="T1"/></text:p>
          </text:deletion>
        </text:changed-region>
        <text:changed-region text:id="ct456134304">
          <text:deletion>
            <office:change-info>
              <dc:creator>David Harris</dc:creator>
              <dc:date>2010-07-31T17:48:00</dc:date>
            </office:change-info>
            <text:p text:style-name="P2">Each section describes a single use case, and then discusses the NMRAnet solution for that case.</text:p>
            <text:h text:style-name="P3" text:outline-level="1">Entry Level User</text:h>
            <text:p text:style-name="P2">A model railroader wants to learn about NMRAnet. He buys two inexpensive boards at his local hobby shop. He connects them on his layout to two pushbuttons and a turnout motor, does a simple configuration, and is able to control the turnout with the pushbutton. </text:p>
            <text:p text:style-name="P2"><text:span text:style-name="T1"/></text:p>
          </text:deletion>
        </text:changed-region>
        <text:changed-region text:id="ct806627664">
          <text:deletion>
            <office:change-info>
              <dc:creator>David Harris</dc:creator>
              <dc:date>2010-07-22T00:46:00</dc:date>
            </office:change-info>
            <text:p text:style-name="P2"><text:s/>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p>
            <text:p text:style-name="Standard"><text:span text:style-name="T2"/></text:p>
          </text:deletion>
        </text:changed-region>
        <text:changed-region text:id="ct884264272">
          <text:deletion>
            <office:change-info>
              <dc:creator>David Harris</dc:creator>
              <dc:date>2010-07-31T17:48:00</dc:date>
            </office:change-info>
            <text:p text:style-name="Standard"><text:span text:style-name="T2">various use cases that have been considered during NMRAnet development.</text:span></text:p>
          </text:deletion>
        </text:changed-region>
        <text:changed-region text:id="ct769940432">
          <text:deletion>
            <office:change-info>
              <dc:creator>David Harris</dc:creator>
              <dc:date>2010-07-22T00:45:00</dc:date>
            </office:change-info>
            <text:p text:style-name="Standard"><text:span text:style-name="T2">how the OpenLCB</text:span><text:span text:style-name="T3">TM</text:span><text:span text:style-name="T2">/S9.6 proposal for the NMRAnet</text:span><text:span text:style-name="T3">TM</text:span><text:span text:style-name="T2"> layout control bus meets </text:span></text:p>
          </text:deletion>
        </text:changed-region>
        <text:changed-region text:id="ct761380080">
          <text:deletion>
            <office:change-info>
              <dc:creator>David Harris</dc:creator>
              <dc:date>2010-07-31T17:48:00</dc:date>
            </office:change-info>
            <text:p text:style-name="Standard"><text:span text:style-name="T4">Use Cases</text:span></text:p>
            <text:p text:style-name="Standard"><text:span text:style-name="T2">This document discusses </text:span></text:p>
          </text:deletion>
        </text:changed-region>
        <text:changed-region text:id="ct687316960">
          <text:insertion>
            <office:change-info>
              <dc:creator>David Harris</dc:creator>
              <dc:date>2010-07-31T17:49:00</dc:date>
            </office:change-info>
          </text:insertion>
        </text:changed-region>
        <text:changed-region text:id="ct703631456">
          <text:insertion>
            <office:change-info>
              <dc:creator>David Harris</dc:creator>
              <dc:date>2010-07-31T17:51:00</dc:date>
            </office:change-info>
          </text:insertion>
        </text:changed-region>
        <text:changed-region text:id="ct851560960">
          <text:insertion>
            <office:change-info>
              <dc:creator>David Harris</dc:creator>
              <dc:date>2010-07-31T17:52:00</dc:date>
            </office:change-info>
          </text:insertion>
        </text:changed-region>
        <text:changed-region text:id="ct851561056">
          <text:insertion>
            <office:change-info>
              <dc:creator>David Harris</dc:creator>
              <dc:date>2010-07-31T17:53:00</dc:date>
            </office:change-info>
          </text:insertion>
        </text:changed-region>
        <text:changed-region text:id="ct864191216">
          <text:insertion>
            <office:change-info>
              <dc:creator>David Harris</dc:creator>
              <dc:date>2010-07-31T17:50:00</dc:date>
            </office:change-info>
          </text:insertion>
        </text:changed-region>
        <text:changed-region text:id="ct457071264">
          <text:insertion>
            <office:change-info>
              <dc:creator>David Harris</dc:creator>
              <dc:date>2010-07-31T17:55:00</dc:date>
            </office:change-info>
          </text:insertion>
        </text:changed-region>
        <text:changed-region text:id="ct458347264">
          <text:insertion>
            <office:change-info>
              <dc:creator>David Harris</dc:creator>
              <dc:date>2010-07-31T17:56:00</dc:date>
            </office:change-info>
          </text:insertion>
        </text:changed-region>
        <text:changed-region text:id="ct864075200">
          <text:format-change>
            <office:change-info>
              <dc:creator>David Harris</dc:creator>
              <dc:date>2010-07-31T17:57:00</dc:date>
            </office:change-info>
          </text:format-change>
        </text:changed-region>
        <text:changed-region text:id="ct446804800">
          <text:insertion>
            <office:change-info>
              <dc:creator>David Harris</dc:creator>
              <dc:date>2010-07-31T17:57:00</dc:date>
            </office:change-info>
          </text:insertion>
        </text:changed-region>
        <text:changed-region text:id="ct752479520">
          <text:insertion>
            <office:change-info>
              <dc:creator>David Harris</dc:creator>
              <dc:date>2010-07-31T17:58:00</dc:date>
            </office:change-info>
          </text:insertion>
        </text:changed-region>
        <text:changed-region text:id="ct677709536">
          <text:insertion>
            <office:change-info>
              <dc:creator>David Harris</dc:creator>
              <dc:date>2010-07-31T22:27:00</dc:date>
            </office:change-info>
          </text:insertion>
        </text:changed-region>
        <text:changed-region text:id="ct677720624">
          <text:insertion>
            <office:change-info>
              <dc:creator>David Harris</dc:creator>
              <dc:date>2010-07-31T17:58:00</dc:date>
            </office:change-info>
          </text:insertion>
        </text:changed-region>
        <text:changed-region text:id="ct471897664">
          <text:insertion>
            <office:change-info>
              <dc:creator>David Harris</dc:creator>
              <dc:date>2010-07-31T22:22:00</dc:date>
            </office:change-info>
          </text:insertion>
        </text:changed-region>
        <text:changed-region text:id="ct892265088">
          <text:insertion>
            <office:change-info>
              <dc:creator>David Harris</dc:creator>
              <dc:date>2010-07-31T22:23:00</dc:date>
            </office:change-info>
          </text:insertion>
        </text:changed-region>
        <text:changed-region text:id="ct677841616">
          <text:insertion>
            <office:change-info>
              <dc:creator>David Harris</dc:creator>
              <dc:date>2010-07-31T22:26:00</dc:date>
            </office:change-info>
          </text:insertion>
        </text:changed-region>
        <text:changed-region text:id="ct692088240">
          <text:insertion>
            <office:change-info>
              <dc:creator>David Harris</dc:creator>
              <dc:date>2010-07-31T22:29:00</dc:date>
            </office:change-info>
          </text:insertion>
        </text:changed-region>
        <text:changed-region text:id="ct677737040">
          <text:insertion>
            <office:change-info>
              <dc:creator>David Harris</dc:creator>
              <dc:date>2010-07-31T22:26:00</dc:date>
            </office:change-info>
          </text:insertion>
        </text:changed-region>
        <text:changed-region text:id="ct458238848">
          <text:insertion>
            <office:change-info>
              <dc:creator>David Harris</dc:creator>
              <dc:date>2010-07-31T17:59:00</dc:date>
            </office:change-info>
          </text:insertion>
        </text:changed-region>
        <text:changed-region text:id="ct950320112">
          <text:insertion>
            <office:change-info>
              <dc:creator>David Harris</dc:creator>
              <dc:date>2010-07-31T18:00:00</dc:date>
            </office:change-info>
          </text:insertion>
        </text:changed-region>
        <text:changed-region text:id="ct874580944">
          <text:insertion>
            <office:change-info>
              <dc:creator>David Harris</dc:creator>
              <dc:date>2010-07-31T22:36:00</dc:date>
            </office:change-info>
          </text:insertion>
        </text:changed-region>
        <text:changed-region text:id="ct457141312">
          <text:insertion>
            <office:change-info>
              <dc:creator>David Harris</dc:creator>
              <dc:date>2010-07-31T18:04:00</dc:date>
            </office:change-info>
          </text:insertion>
        </text:changed-region>
        <text:changed-region text:id="ct869003360">
          <text:format-change>
            <office:change-info>
              <dc:creator>David Harris</dc:creator>
              <dc:date>2010-07-31T22:38:00</dc:date>
            </office:change-info>
          </text:format-change>
        </text:changed-region>
        <text:changed-region text:id="ct869048128">
          <text:insertion>
            <office:change-info>
              <dc:creator>David Harris</dc:creator>
              <dc:date>2010-07-31T22:38:00</dc:date>
            </office:change-info>
          </text:insertion>
        </text:changed-region>
        <text:changed-region text:id="ct874598224">
          <text:insertion>
            <office:change-info>
              <dc:creator>David Harris</dc:creator>
              <dc:date>2010-07-31T22:39:00</dc:date>
            </office:change-info>
          </text:insertion>
        </text:changed-region>
        <text:changed-region text:id="ct806663440">
          <text:insertion>
            <office:change-info>
              <dc:creator>David Harris</dc:creator>
              <dc:date>2010-07-31T21:59:00</dc:date>
            </office:change-info>
          </text:insertion>
        </text:changed-region>
        <text:changed-region text:id="ct676194448">
          <text:format-change>
            <office:change-info>
              <dc:creator>David Harris</dc:creator>
              <dc:date>2010-07-31T22:53:00</dc:date>
            </office:change-info>
          </text:format-change>
        </text:changed-region>
        <text:changed-region text:id="ct676189568">
          <text:insertion>
            <office:change-info>
              <dc:creator>David Harris</dc:creator>
              <dc:date>2010-07-31T22:53:00</dc:date>
            </office:change-info>
          </text:insertion>
        </text:changed-region>
        <text:changed-region text:id="ct676150192">
          <text:insertion>
            <office:change-info>
              <dc:creator>David Harris</dc:creator>
              <dc:date>2010-07-31T22:54:00</dc:date>
            </office:change-info>
          </text:insertion>
        </text:changed-region>
        <text:changed-region text:id="ct907645696">
          <text:insertion>
            <office:change-info>
              <dc:creator>David Harris</dc:creator>
              <dc:date>2010-07-31T22:58:00</dc:date>
            </office:change-info>
          </text:insertion>
        </text:changed-region>
        <text:changed-region text:id="ct501525968">
          <text:insertion>
            <office:change-info>
              <dc:creator>David Harris</dc:creator>
              <dc:date>2010-07-31T22:59:00</dc:date>
            </office:change-info>
          </text:insertion>
        </text:changed-region>
        <text:changed-region text:id="ct876705600">
          <text:format-change>
            <office:change-info>
              <dc:creator>David Harris</dc:creator>
              <dc:date>2010-07-31T23:07:00</dc:date>
            </office:change-info>
          </text:format-change>
        </text:changed-region>
        <text:changed-region text:id="ct455528384">
          <text:insertion>
            <office:change-info>
              <dc:creator>David Harris</dc:creator>
              <dc:date>2010-07-31T23:07:00</dc:date>
            </office:change-info>
          </text:insertion>
        </text:changed-region>
        <text:changed-region text:id="ct876786368">
          <text:insertion>
            <office:change-info>
              <dc:creator>David Harris</dc:creator>
              <dc:date>2010-07-31T21:59:00</dc:date>
            </office:change-info>
          </text:insertion>
        </text:changed-region>
        <text:changed-region text:id="ct876786464">
          <text:insertion>
            <office:change-info>
              <dc:creator>David Harris</dc:creator>
              <dc:date>2010-07-31T22:59:00</dc:date>
            </office:change-info>
          </text:insertion>
        </text:changed-region>
        <text:changed-region text:id="ct500063792">
          <text:insertion>
            <office:change-info>
              <dc:creator>David Harris</dc:creator>
              <dc:date>2010-07-31T23:13:00</dc:date>
            </office:change-info>
          </text:insertion>
        </text:changed-region>
        <text:changed-region text:id="ct500021408">
          <text:deletion>
            <office:change-info>
              <dc:creator>David Harris</dc:creator>
              <dc:date>2010-07-31T23:08:00</dc:date>
            </office:change-info>
            <text:h text:style-name="Heading_20_2" text:outline-level="2"><text:tab/>[&lt;&gt;&lt;mti:12&gt;&lt;sNIDa:12&gt;](&lt;len:4&gt;)&lt;<text:a xlink:type="simple" xlink:href="data:0-64">data:0-64</text:a>&gt; OR</text:h>
            <text:p text:style-name="Standard"><text:tab/>[&lt;&gt;&lt;sNIDa:12&gt;&lt;sNIDa:12&gt;](ledn:4&gt;&lt;mti:8&gt;&lt;data:0-56&gt;</text:p>
            <text:h text:style-name="Heading_20_2" text:outline-level="2"/>
          </text:deletion>
        </text:changed-region>
        <text:changed-region text:id="ct752792928">
          <text:insertion>
            <office:change-info>
              <dc:creator>David Harris</dc:creator>
              <dc:date>2010-07-31T23:08:00</dc:date>
            </office:change-info>
          </text:insertion>
        </text:changed-region>
        <text:changed-region text:id="ct500097600">
          <text:insertion>
            <office:change-info>
              <dc:creator>David Harris</dc:creator>
              <dc:date>2010-07-31T23:09:00</dc:date>
            </office:change-info>
          </text:insertion>
        </text:changed-region>
        <text:changed-region text:id="ct688738032">
          <text:insertion>
            <office:change-info>
              <dc:creator>David Harris</dc:creator>
              <dc:date>2010-07-31T22:00:00</dc:date>
            </office:change-info>
          </text:insertion>
        </text:changed-region>
        <text:changed-region text:id="ct946224784">
          <text:insertion>
            <office:change-info>
              <dc:creator>David Harris</dc:creator>
              <dc:date>2010-07-31T22:01:00</dc:date>
            </office:change-info>
          </text:insertion>
        </text:changed-region>
        <text:changed-region text:id="ct872480336">
          <text:format-change>
            <office:change-info>
              <dc:creator>David Harris</dc:creator>
              <dc:date>2010-07-31T22:51:00</dc:date>
            </office:change-info>
          </text:format-change>
        </text:changed-region>
        <text:changed-region text:id="ct776440192">
          <text:insertion>
            <office:change-info>
              <dc:creator>David Harris</dc:creator>
              <dc:date>2010-07-31T22:02:00</dc:date>
            </office:change-info>
          </text:insertion>
        </text:changed-region>
        <text:changed-region text:id="ct746955744">
          <text:insertion>
            <office:change-info>
              <dc:creator>David Harris</dc:creator>
              <dc:date>2010-07-31T23:14:00</dc:date>
            </office:change-info>
          </text:insertion>
        </text:changed-region>
        <text:changed-region text:id="ct907668240">
          <text:insertion>
            <office:change-info>
              <dc:creator>David Harris</dc:creator>
              <dc:date>2010-07-31T23:15:00</dc:date>
            </office:change-info>
          </text:insertion>
        </text:changed-region>
        <text:changed-region text:id="ct500776480">
          <text:insertion>
            <office:change-info>
              <dc:creator>David Harris</dc:creator>
              <dc:date>2010-07-31T23:16:00</dc:date>
            </office:change-info>
          </text:insertion>
        </text:changed-region>
        <text:changed-region text:id="ct501528064">
          <text:insertion>
            <office:change-info>
              <dc:creator>David Harris</dc:creator>
              <dc:date>2010-07-31T23:17:00</dc:date>
            </office:change-info>
          </text:insertion>
        </text:changed-region>
        <text:changed-region text:id="ct583329040">
          <text:insertion>
            <office:change-info>
              <dc:creator>David Harris</dc:creator>
              <dc:date>2010-07-31T23:19:00</dc:date>
            </office:change-info>
          </text:insertion>
        </text:changed-region>
        <text:changed-region text:id="ct491976224">
          <text:insertion>
            <office:change-info>
              <dc:creator>David Harris</dc:creator>
              <dc:date>2010-07-31T23:17:00</dc:date>
            </office:change-info>
          </text:insertion>
        </text:changed-region>
        <text:changed-region text:id="ct892272560">
          <text:insertion>
            <office:change-info>
              <dc:creator>David Harris</dc:creator>
              <dc:date>2010-07-31T23:29:00</dc:date>
            </office:change-info>
          </text:insertion>
        </text:changed-region>
        <text:changed-region text:id="ct497043184">
          <text:insertion>
            <office:change-info>
              <dc:creator>David Harris</dc:creator>
              <dc:date>2010-07-31T23: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897376656"/><text:change text:change-id="ct688207440"/><text:change text:change-id="ct807306144"/><text:change text:change-id="ct807306048"/><text:change text:change-id="ct459161872"/><text:change text:change-id="ct693176624"/><text:change text:change-id="ct694980000"/><text:change text:change-id="ct668093488"/><text:change text:change-id="ct864353776"/><text:change text:change-id="ct680944672"/><text:change text:change-id="ct492693456"/><text:change text:change-id="ct704846704"/><text:change text:change-id="ct704846608"/><text:change text:change-id="ct684941312"/><text:change text:change-id="ct685955536"/><text:change text:change-id="ct840147216"/><text:change text:change-id="ct459019536"/><text:change text:change-id="ct459019440"/><text:change text:change-id="ct455099344"/><text:change text:change-id="ct566284400"/><text:change text:change-id="ct455099248"/><text:change text:change-id="ct456565360"/><text:change text:change-id="ct456605536"/><text:change text:change-id="ct458331824"/><text:change text:change-id="ct864453728"/><text:change text:change-id="ct916326640"/><text:change text:change-id="ct916326544"/><text:change text:change-id="ct664194816"/><text:change text:change-id="ct695004912"/><text:change text:change-id="ct864469984"/><text:change text:change-id="ct694101952"/><text:change text:change-id="ct695004816"/><text:change text:change-id="ct455458848"/><text:change text:change-id="ct944807024"/><text:change text:change-id="ct944806928"/><text:change text:change-id="ct456905408"/><text:change text:change-id="ct688409600"/><text:change text:change-id="ct456905312"/><text:change text:change-id="ct751642960"/><text:change text:change-id="ct751656944"/><text:change text:change-id="ct456473200"/><text:change text:change-id="ct685150880"/><text:change text:change-id="ct685150784"/><text:change text:change-id="ct694868544"/><text:change text:change-id="ct447024448"/><text:change text:change-id="ct694868448"/><text:change text:change-id="ct583253744"/><text:change text:change-id="ct583253648"/><text:change text:change-id="ct863588032"/><text:change text:change-id="ct703631296"/><text:change text:change-id="ct491223248"/><text:change text:change-id="ct703631200"/><text:change text:change-id="ct694097424"/><text:change text:change-id="ct694097328"/><text:change text:change-id="ct458276368"/><text:change text:change-id="ct864383504"/><text:change text:change-id="ct458247552"/><text:change text:change-id="ct458247456"/><text:change text:change-id="ct695180720"/><text:change text:change-id="ct695180624"/><text:change text:change-id="ct862262560"/><text:change text:change-id="ct864500320"/><text:change text:change-id="ct864500224"/><text:change text:change-id="ct864069456"/><text:change text:change-id="ct864069360"/><text:change text:change-id="ct864188912"/><text:change text:change-id="ct864188816"/><text:change text:change-id="ct946209456"/><text:change text:change-id="ct946209360"/><text:change text:change-id="ct864500688"/><text:change text:change-id="ct864500592"/><text:change text:change-id="ct966130560"/><text:change text:change-id="ct966130464"/><text:change text:change-id="ct832737680"/><text:change text:change-id="ct832737584"/><text:change text:change-id="ct950820736"/><text:change text:change-id="ct950820640"/><text:change text:change-id="ct752652592"/><text:change text:change-id="ct864580704"/><text:change text:change-id="ct864580608"/><text:change text:change-id="ct898294416"/><text:change text:change-id="ct693317120"/><text:change text:change-id="ct458555520"/><text:change text:change-id="ct458555424"/><text:change text:change-id="ct446758512"/><text:change text:change-id="ct820413200"/><text:change text:change-id="ct705288224"/><text:change text:change-id="ct455308288"/><text:change text:change-id="ct966139072"/><text:change text:change-id="ct842912240"/><text:change text:change-id="ct950817568"/><text:change text:change-id="ct477021808"/><text:change text:change-id="ct704219136"/><text:change text:change-id="ct820377104"/><text:change text:change-id="ct839575344"/><text:change text:change-id="ct864245296"/><text:change text:change-id="ct864194048"/><text:change text:change-id="ct488654704"/><text:change text:change-id="ct446753984"/><text:change text:change-id="ct686577968"/><text:change text:change-id="ct864328384"/><text:change text:change-id="ct458633136"/><text:change text:change-id="ct749860480"/><text:change text:change-id="ct456696736"/><text:change text:change-id="ct695108400"/><text:change text:change-id="ct455116416"/><text:change text:change-id="ct749263264"/><text:change text:change-id="ct488700048"/><text:change text:change-id="ct576665568"/><text:change text:change-id="ct681474480"/><text:change text:change-id="ct459139136"/><text:change text:change-id="ct458353088"/><text:change text:change-id="ct864554240"/><text:change text:change-id="ct458647552"/><text:change text:change-id="ct691050080"/><text:change text:change-id="ct681414048"/><text:change text:change-id="ct458902848"/><text:change text:change-id="ct751641008"/><text:change text:change-id="ct729998384"/><text:change text:change-id="ct458570640"/><text:change text:change-id="ct459166064"/><text:change text:change-id="ct852140208"/><text:change text:change-id="ct863578624"/><text:change text:change-id="ct782599088"/><text:change text:change-id="ct456829296"/><text:change text:change-id="ct752408240"/><text:change text:change-id="ct944887392"/><text:change text:change-id="ct458565632"/><text:change text:change-id="ct694997296"/><text:change text:change-id="ct863626304"/><text:change text:change-id="ct455225424"/><text:change text:change-id="ct695178240"/><text:change text:change-id="ct944879888"/><text:change text:change-id="ct695070112"/><text:change text:change-id="ct752667312"/><text:change text:change-id="ct897072512"/><text:change text:change-id="ct690751952"/><text:change text:change-id="ct864331616"/><text:change text:change-id="ct864330656"/><text:change text:change-id="ct705104288"/><text:change text:change-id="ct492700016"/><text:change text:change-id="ct576673936"/><text:change text:change-id="ct704741520"/><text:change text:change-id="ct687489136"/><text:change text:change-id="ct704737936"/><text:change text:change-id="ct892988352"/><text:change text:change-id="ct863625296"/><text:change text:change-id="ct456457920"/><text:change text:change-id="ct840002976"/><text:change text:change-id="ct950807312"/><text:change text:change-id="ct705484560"/><text:change text:change-id="ct687118080"/><text:change text:change-id="ct492705920"/><text:change text:change-id="ct458779984"/><text:change text:change-id="ct694879696"/><text:change text:change-id="ct459079744"/><text:change text:change-id="ct577378640"/><text:change text:change-id="ct840718688"/><text:change text:change-id="ct458635488"/><text:change text:change-id="ct576681744"/><text:change text:change-id="ct824793088"/><text:change text:change-id="ct456148336"/><text:change text:change-id="ct681449216"/><text:change text:change-id="ct951230816"/><text:change text:change-id="ct668179232"/><text:change text:change-id="ct664638384"/><text:change text:change-id="ct801719520"/><text:change text:change-id="ct447260144"/><text:change text:change-id="ct458953408"/><text:change text:change-id="ct691808880"/><text:change text:change-id="ct758198624"/><text:change text:change-id="ct824374544"/><text:change text:change-id="ct459159296"/><text:change text:change-id="ct488645968"/><text:change text:change-id="ct458609216"/><text:change text:change-id="ct488733696"/><text:change text:change-id="ct750650704"/><text:change text:change-id="ct807545408"/><text:change text:change-id="ct576665392"/><text:change text:change-id="ct892391360"/><text:change text:change-id="ct459078464"/><text:change text:change-id="ct851451456"/><text:change text:change-id="ct456134304"/><text:change text:change-id="ct806627664"/><text:change text:change-id="ct884264272"/><text:change text:change-id="ct769940432"/><text:change text:change-id="ct761380080"/><text:change-start text:change-id="ct687316960"/>1. NMRAnet <text:span text:style-name="T12">TM</text:span> Introduction</text:h>
      <text:p text:style-name="P12"><text:change-end text:change-id="ct687316960"/><text:change-start text:change-id="ct703631456"/>This document describes NMRAnet, a local control bus developed as a parallel to locomotive control, such as DC and DCC. <text:s/></text:p>
      <text:h text:style-name="Heading_20_1" text:outline-level="1">2. Transports</text:h>
      <text:p text:style-name="P12"><text:change-end text:change-id="ct703631456"/><text:change-start text:change-id="ct851560960"/>Although NMRAnet is designed to operate on multiple transports, this document will be limited to descriptions of the protocol adapted to CAN and Ethernet. <text:s/><text:change-end text:change-id="ct851560960"/><text:change-start text:change-id="ct851561056"/></text:p>
      <text:p text:style-name="P12"><text:change-end text:change-id="ct851561056"/><text:change-start text:change-id="ct864191216"/>CAN Standard Version 2.0 A&amp;B shall be adhered to for all signals on the CAN bus. <text:s/>The CAN Extended frame shall be used by NMRAnet to transfer data. </text:p>
      <text:p text:style-name="P12">Ethernet standards are adhered to in <text:span text:style-name="T2">the</text:span> adaptation of NMRAnet to it. <text:s/></text:p>
      <text:h text:style-name="Heading_20_1" text:outline-level="1">3. Common Protocol Frame Definition</text:h>
      <text:p text:style-name="Standard"><text:change-end text:change-id="ct864191216"/><text:change-start text:change-id="ct457071264"/>The Common protocol describes the generalized protocol that is not directed at a specific transport. <text:s/>The following is the Common Protocol Frame Definition:</text:p>
      <text:p text:style-name="Standard"><text:tab/>&lt;MTI:16&gt;&lt;sNID<text:change-end text:change-id="ct457071264"/><text:change-start text:change-id="ct458347264"/>:48&gt;{&lt;dNID:48&gt;}{&lt;Flags:8}&lt;Length:16&gt;&lt;<text:change-start text:change-id="ct864075200"/><text:a xlink:type="simple" xlink:href="data:0-2k">Data:0-2k</text:a><text:change-end text:change-id="ct458347264"/><text:change-end text:change-id="ct864075200"/><text:change-start text:change-id="ct446804800"/>&gt;<text:line-break/><text:tab/>Where:<text:tab/><text:line-break/><text:tab/><text:tab/>MTI – message type indicator<text:line-break/><text:tab/><text:tab/>sNID = source node-ID<text:line-break/><text:tab/><text:tab/>dNID = destination node-ID<text:line-break/><text:change-end text:change-id="ct446804800"/><text:change-start text:change-id="ct752479520"/><text:tab/><text:tab/>Length – length of data bytes<text:line-break/><text:tab/><text:tab/>Data – data associated with <text:span text:style-name="T14">the</text:span> message</text:p>
      <text:h text:style-name="Heading_20_2" text:outline-level="2">MTI <text:change-end text:change-id="ct752479520"/><text:change-start text:change-id="ct677709536"/>–<text:change-end text:change-id="ct677709536"/><text:change-start text:change-id="ct677720624"/> Message Type Identifier:</text:h>
      <text:p text:style-name="P17"><text:tab/>&lt;00110&gt;&lt;pri:2&gt;&lt;0&gt;&lt;type:4&gt;&lt;0&gt;&lt;DID:1&gt;&lt;EV:1&gt;&lt;Flags:1&gt;<text:line-break/><text:tab/>Where: <text:line-break/><text:tab/><text:tab/>&lt;00110&gt; - reserved field, must be checked<text:line-break/><text:tab/><text:tab/>&lt;pri:2&gt; - priority, 00 is high, 11 is low<text:line-break/><text:tab/><text:tab/>&lt;0&gt; - reserved<text:line-break/><text:tab/><text:tab/>&lt;type:4&gt; - type of message<text:line-break/><text:tab/><text:tab/>&lt;0&gt; - reserved<text:line-break/><text:tab/><text:tab/>&lt;DID:1&gt; - Destination node ID indicator, 0=not present, 1=present<text:line-break/><text:tab/><text:tab/>&lt;EID:1&gt; - Event ID indicator, 0=not present, 1=present<text:line-break/><text:tab/><text:tab/>&lt;FLAGS:1&gt; - flags-byte indicator, 0=not present, 1=present<text:line-break/><text:tab/>Notes:</text:p>
      <text:list xml:id="list1860612716" text:style-name="L2">
        <text:list-item>
          <text:p text:style-name="P18"><text:soft-page-break/>If the DID is present, it must be mappable to the full NID., and is located at the start of <text:span text:style-name="T14">the</text:span> data-part; </text:p>
        </text:list-item>
        <text:list-item>
          <text:p text:style-name="P19">If <text:change-start text:change-id="ct471897664"/>the EID is present, it follows the EID, if present, else <text:change-end text:change-id="ct471897664"/><text:change-start text:change-id="ct892265088"/>is located at <text:span text:style-name="T14">the</text:span> start of the data-part;</text:p>
        </text:list-item>
        <text:list-item>
          <text:p text:style-name="P20"><text:change-end text:change-id="ct892265088"/><text:s/>If the flag-byte is present, the low bits of it may be relocated in CAN messages. <text:s text:c="2"/><text:change-start text:change-id="ct677841616"/></text:p>
        </text:list-item>
      </text:list>
      <text:h text:style-name="Heading_20_2" text:outline-level="2">sNID – Source Node ID:</text:h>
      <text:p text:style-name="Standard">The can be the full node ID (48-bits) or an alias on some transports, such as CAN. <text:s/>It must be translatable between the two forms. <text:s/></text:p>
      <text:h text:style-name="Heading_20_2" text:outline-level="2">dNID <text:change-end text:change-id="ct677841616"/><text:change-start text:change-id="ct692088240"/>–<text:change-end text:change-id="ct692088240"/><text:change-start text:change-id="ct677737040"/> Destination Node ID:</text:h>
      <text:p text:style-name="Standard">This is an optional field, and its presence is indicated by the DID-bit in the MTI. <text:s/></text:p>
      <text:h text:style-name="Heading_20_2" text:outline-level="2">Event ID:</text:h>
      <text:p text:style-name="Standard">This is an optional field, and its presence is indicated by the EID-bit in the MTI. <text:s/></text:p>
      <text:h text:style-name="Heading_20_2" text:outline-level="2">Flags-byte:</text:h>
      <text:p text:style-name="Standard">This is an optional field, and its presence is indicated by the Flags-bit in the MTI. <text:s/></text:p>
      <text:h text:style-name="Heading_20_2" text:outline-level="2">Data:</text:h>
      <text:p text:style-name="Standard">This is an optional field, and can be up to 2k in length. <text:s/></text:p>
      <text:h text:style-name="Heading_20_1" text:outline-level="1"><text:change-end text:change-id="ct677720624"/><text:change-end text:change-id="ct677737040"/><text:change-start text:change-id="ct458238848"/>4. Common Protocol</text:h>
      <text:p text:style-name="Standard"><text:change-end text:change-id="ct458238848"/><text:change-start text:change-id="ct950320112"/>The common Protocol has three basic message types:</text:p>
      <text:list xml:id="list2101133262" text:style-name="L1">
        <text:list-item>
          <text:p text:style-name="P15">Events: &lt;00110&gt;&lt;pri:2&gt;&lt;0&gt;&lt;xxxx&gt;&lt;0010&gt;&lt;sNID<text:change-end text:change-id="ct950320112"/><text:change-start text:change-id="ct874580944"/>&gt;<text:change-end text:change-id="ct874580944"/><text:change-start text:change-id="ct457141312"/>&lt;event#&gt;</text:p>
        </text:list-item>
        <text:list-item>
          <text:p text:style-name="P15">Datagrams: &lt;00110&gt;&lt;pri:2&gt;&lt;0&gt;&lt;yyyy&gt;&lt;0z00&gt;&lt;sNID&gt;{&lt;dNID&gt;}&lt;<text:change-start text:change-id="ct869003360"/><text:a xlink:type="simple" xlink:href="data:0-2k">data:0-2k</text:a><text:change-end text:change-id="ct869003360"/>&gt;<text:change-start text:change-id="ct869048128"/></text:p>
        </text:list-item>
        <text:list-item>
          <text:p text:style-name="P15">Streams: &lt;00110&gt;&lt;pri:2&gt;&lt;0&gt;&lt;zzzz&gt;&lt;0100&gt;&lt;sNID&gt;&lt;dNID&gt;&lt;data:0-2<text:change-end text:change-id="ct869048128"/><text:change-start text:change-id="ct874598224"/>k&gt;<text:change-end text:change-id="ct874598224"/><text:line-break/><text:change-end text:change-id="ct457141312"/><text:change-start text:change-id="ct806663440"/></text:p>
        </text:list-item>
      </text:list>
      <text:h text:style-name="Heading_20_1" text:outline-level="1">5. CAN Protocol</text:h>
      <text:p text:style-name="Standard"><text:tab/>General CAN format: [&lt;header:29&gt;](&lt;length:4&gt;) &lt;<text:change-start text:change-id="ct676194448"/><text:a xlink:type="simple" xlink:href="data:0-64">data:0-64</text:a><text:change-end text:change-id="ct676194448"/>&gt;<text:line-break/><text:change-start text:change-id="ct676189568"/><text:tab/>Where: <text:line-break/><text:tab/><text:tab/>&lt;header:29&gt; - 29-bit header<text:line-break/><text:tab/><text:tab/>&lt;lenght:4&gt; - number of data bytes<text:line-break/><text:tab/><text:tab/>&lt;datapart:<text:change-end text:change-id="ct676189568"/><text:change-start text:change-id="ct676150192"/>0-64&gt; - data-bytes, 0-8<text:change-end text:change-id="ct676150192"/><text:change-start text:change-id="ct907645696"/></text:p>
      <text:h text:style-name="Heading_20_2" text:outline-level="2"><text:change-end text:change-id="ct907645696"/><text:change-start text:change-id="ct501525968"/>Forms:</text:h>
      <text:p text:style-name="Standard"><text:tab/>[&lt;format:3&gt;&lt;0000&gt;&lt;type:8&gt;&lt;sNIDa&gt;](len:4&gt;)&lt;<text:change-start text:change-id="ct876705600"/><text:a xlink:type="simple" xlink:href="data:0-8">data:0-8</text:a><text:change-end text:change-id="ct876705600"/>&gt; or<text:line-break/><text:change-start text:change-id="ct455528384"/><text:tab/>[&lt;format:3&gt;&lt;dNIDa:12&gt;&lt;sNIDa&gt;](len:4&gt;)&lt;data:0-8&gt;</text:p>
      <text:h text:style-name="Heading_20_2" text:outline-level="2"><text:change-end text:change-id="ct455528384"/><text:soft-page-break/>Formats:</text:h>
      <text:list xml:id="list1679232716" text:style-name="L3">
        <text:list-item>
          <text:p text:style-name="P16">0 Simple MTI<text:change-end text:change-id="ct806663440"/><text:change-end text:change-id="ct501525968"/><text:change-start text:change-id="ct876786368"/></text:p>
        </text:list-item>
        <text:list-item>
          <text:p text:style-name="P16"><text:change-start text:change-id="ct876786464"/>1 Complex MTIFull source node ID</text:p>
        </text:list-item>
        <text:list-item>
          <text:p text:style-name="P16">2 n/u</text:p>
        </text:list-item>
        <text:list-item>
          <text:p text:style-name="P16">3 n/u</text:p>
        </text:list-item>
        <text:list-item>
          <text:p text:style-name="P16">4 Datagram frame, fragment, continuing</text:p>
        </text:list-item>
        <text:list-item>
          <text:p text:style-name="P16">5 Datagram frame, last fragment</text:p>
        </text:list-item>
        <text:list-item>
          <text:p text:style-name="P16">6 Destination, non-stream</text:p>
        </text:list-item>
        <text:list-item>
          <text:p text:style-name="P16">7 Destination, stream<text:change-end text:change-id="ct876786464"/></text:p>
        </text:list-item>
      </text:list>
      <text:h text:style-name="Heading_20_2" text:outline-level="2"><text:change-end text:change-id="ct876786368"/><text:change-start text:change-id="ct500063792"/></text:h>
      <text:h text:style-name="Heading_20_2" text:outline-level="2"><text:change-end text:change-id="ct500063792"/><text:change text:change-id="ct500021408"/><text:change-start text:change-id="ct752792928"/>Basic <text:change-end text:change-id="ct752792928"/><text:change-start text:change-id="ct500097600"/>Messages: </text:h>
      <text:p text:style-name="Heading"><text:change-end text:change-id="ct500097600"/><text:change-start text:change-id="ct688738032"/>Events</text:p>
      <text:p text:style-name="Standard"><text:tab/>[&lt;pri&gt;&lt;0&gt;&lt;0x02D&gt;&lt;sNIDa:12&gt;]&lt;8&gt;&lt;event:64&gt;<text:change-end text:change-id="ct688738032"/><text:change-start text:change-id="ct946224784"/></text:p>
      <text:p text:style-name="Heading">Datagrams</text:p>
      <text:p text:style-name="Standard"><text:s text:c="4"/>Middle: </text:p>
      <text:p text:style-name="Standard"><text:tab/>[&lt;pri&gt;&lt;4&gt;&lt;sNIDa:12&gt;&lt;dNIDa:12&gt;](&lt;len:4&gt;)&lt;<text:a xlink:type="simple" xlink:href="data:0-64">da</text:a><text:change-end text:change-id="ct946224784"/><text:change-start text:change-id="ct872480336"/><text:change-start text:change-id="ct776440192"/><text:a xlink:type="simple" xlink:href="data:0-64">ta:0-64</text:a><text:change-end text:change-id="ct872480336"/>&gt;</text:p>
      <text:p text:style-name="Standard"><text:s text:c="4"/>End: </text:p>
      <text:p text:style-name="Standard"><text:tab/>[&lt;pri&gt;&lt;5&gt;&lt;sNIDa&gt;&lt;dNIDa&gt;](&lt;len:4&gt;)&lt;data:8-64&gt;</text:p>
      <text:p text:style-name="Heading">Streams</text:p>
      <text:p text:style-name="Standard"><text:tab/>[&lt;pri&gt;&lt;7&gt;&lt;dNIDa:12&gt;&lt;sNIDa:12&gt;](&lt;len:4&gt;)&lt;data:0-64&gt;</text:p>
      <text:p text:style-name="Standard"><text:change-end text:change-id="ct776440192"/><text:change-start text:change-id="ct746955744"/></text:p>
      <text:h text:style-name="Heading_20_2" text:outline-level="2">Management Messages:</text:h>
      <text:p text:style-name="Standard"><text:change-end text:change-id="ct746955744"/><text:change-start text:change-id="ct907668240"/>Initialization complete:</text:p>
      <text:p text:style-name="Standard"><text:tab/>[&lt;pri&gt;&lt;1&gt;&lt;0x008&gt;<text:change-end text:change-id="ct907668240"/><text:change-start text:change-id="ct500776480"/>&lt;sNIDa&gt;](6) NID</text:p>
      <text:p text:style-name="Standard">Verify Node ID Number</text:p>
      <text:p text:style-name="Standard"><text:tab/>[&lt;pri&gt;&lt;<text:change-end text:change-id="ct500776480"/><text:change-start text:change-id="ct501528064"/>6&gt;&lt;dNIDa&gt;&lt;sNIDa&gt;](1) 0x0A <text:change-end text:change-id="ct501528064"/><text:change-start text:change-id="ct583329040"/>–<text:change-end text:change-id="ct583329040"/><text:change-start text:change-id="ct491976224"/> specific node </text:p>
      <text:p text:style-name="Standard"><text:tab/>[&lt;pri&gt;&lt;0&gt;&lt;0x00A&gt;&lt;sNIDa&gt;](0)<text:tab/>- all nodes</text:p>
      <text:p text:style-name="Standard"><text:soft-page-break/>Verified Node ID Number</text:p>
      <text:p text:style-name="Standard"><text:tab/>[&lt;pri&gt;&lt;1&gt;&lt;0x00B&gt;&lt;sNIDa&gt;](6) NID</text:p>
      <text:p text:style-name="Standard">Optional Interaction Rejected</text:p>
      <text:p text:style-name="Standard"><text:tab/>[&lt;pri&gt;&lt;6&gt;&lt;dNIDa&gt;&lt;sNIDa&gt;](2) 0x0C MTI</text:p>
      <text:p text:style-name="Standard">Terminate Due to Error</text:p>
      <text:p text:style-name="Standard"><text:tab/>[&lt;pri&gt;&lt;6&gt;&lt;dNIDa&gt;&lt;sNIDa&gt;](2) 0x0D MTI</text:p>
      <text:p text:style-name="Standard">Event Exchange Messages</text:p>
      <text:p text:style-name="Standard">Identify Consumers</text:p>
      <text:p text:style-name="Standard"><text:tab/>[&lt;pri&gt;&lt;0&gt;&lt;0x024&gt;&lt;sNIDa&gt;](8) EID</text:p>
      <text:p text:style-name="Standard">Consumer Identify Range</text:p>
      <text:p text:style-name="Standard"><text:tab/>[&lt;pri&gt;&lt;1&gt;&lt;0x025&gt;&lt;sNIDa&gt;](8) Event-mask</text:p>
      <text:p text:style-name="Standard">Consumer Identified</text:p>
      <text:p text:style-name="Standard"><text:tab/>[&lt;pri&gt;&lt;1&gt;&lt;0x026&gt;&lt;sNIDa&gt;](8) EID</text:p>
      <text:p text:style-name="Standard">Identify Producers</text:p>
      <text:p text:style-name="Standard"><text:tab/>[&lt;pri&gt;&lt;0&gt;&lt;0x028&gt;&lt;sNIDa&gt;](8) EID</text:p>
      <text:p text:style-name="Standard">Producer Identify Range</text:p>
      <text:p text:style-name="Standard"><text:tab/>[&lt;pri&gt;&lt;1&gt;&lt;0x029&gt;&lt;sNIDa&gt;](8) Event-mask</text:p>
      <text:p text:style-name="Standard">Producer Identified</text:p>
      <text:p text:style-name="Standard"><text:tab/>[&lt;pri&gt;&lt;1&gt;&lt;0x02A&gt;&lt;sNIDa&gt;](8) EID</text:p>
      <text:p text:style-name="Standard">Identify Events</text:p>
      <text:p text:style-name="Standard"><text:tab/>[&lt;pri&gt;&lt;6&gt;&lt;dNIDa&gt;&lt;sNIDa&gt;](1) 0x2B <text:change-end text:change-id="ct491976224"/><text:change-start text:change-id="ct892272560"/>–<text:change-end text:change-id="ct892272560"/><text:change-start text:change-id="ct497043184"/> specific node </text:p>
      <text:p text:style-name="Standard"><text:tab/>[&lt;pri&gt;&lt;0&gt;&lt;0x02B&gt;&lt;sNIDa&gt;](0) <text:s/>- all nodes</text:p>
      <text:p text:style-name="Standard">Learn Event </text:p>
      <text:p text:style-name="Standard"><text:tab/>[&lt;pri&gt;&lt;0&gt;&lt;0x02C&gt;&lt;sNIDa&gt;](8) EID</text:p>
      <text:p text:style-name="Standard">P/C Event Report (event message)</text:p>
      <text:p text:style-name="Standard"><text:tab/>[&lt;pri&gt;&lt;0&gt;&lt;0x02D&gt;&lt;sNIDa&gt;](8) EID</text:p>
      <text:p text:style-name="Standard"/>
      <text:p text:style-name="Standard"/>
      <text:p text:style-name="Standard"/>
      <text:p text:style-name="Standard"><text:change-end text:change-id="ct49704318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1. NMRAnet TM Introduction<text:tab/>1</text:p>
          <text:p text:style-name="P24">2. Transports<text:tab/>1</text:p>
          <text:p text:style-name="P24">3. Common Protocol Frame Definition<text:tab/>1</text:p>
          <text:p text:style-name="P25">MTI – Message Type Identifier:<text:tab/>1</text:p>
          <text:p text:style-name="P25">sNID – Source Node ID:<text:tab/>2</text:p>
          <text:p text:style-name="P25">dNID – Destination Node ID:<text:tab/>2</text:p>
          <text:p text:style-name="P25">Event ID:<text:tab/>2</text:p>
          <text:p text:style-name="P25">Flags-byte:<text:tab/>2</text:p>
          <text:p text:style-name="P25">Data:<text:tab/>2</text:p>
          <text:p text:style-name="P24">4. Common Protocol<text:tab/>2</text:p>
          <text:p text:style-name="P24">5. CAN Protocol<text:tab/>2</text:p>
          <text:p text:style-name="P25">Forms:<text:tab/>2</text:p>
          <text:p text:style-name="P25">Formats:<text:tab/>3</text:p>
          <text:p text:style-name="P25">Basic Messages: <text:tab/>3</text:p>
          <text:p text:style-name="P29">Events<text:tab/>3</text:p>
          <text:p text:style-name="P29">Datagrams<text:tab/>3</text:p>
          <text:p text:style-name="P29">Streams<text:tab/>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704130384">
            <text:deletion>
              <office:change-info>
                <dc:creator>Bob Jacobsen</dc:creator>
                <dc:date>2010-06-07T20:05:00</dc:date>
              </office:change-info>
              <text:p text:style-name="MP1"><text:s/>Technical Note (number)</text:p>
            </text:deletion>
          </text:changed-region>
          <text:changed-region text:id="ct704130480">
            <text:insertion>
              <office:change-info>
                <dc:creator>Bob Jacobsen</dc:creator>
                <dc:date>2010-06-07T20:05: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text:change text:change-id="ct704130384"/><text:change-start text:change-id="ct704130480"/>net Use Cases<text:change-end text:change-id="ct704130480"/></text:p>
      </style:header>
      <style:footer>
        <text:tracked-changes>
          <text:changed-region text:id="ct864323152">
            <text:deletion>
              <office:change-info>
                <dc:creator>Bob Jacobsen</dc:creator>
                <dc:date>2010-06-07T20:06:00</dc:date>
              </office:change-info>
              <text:p text:style-name="Standard"><text:span text:style-name="MT2">Title</text:span></text:p>
            </text:deletion>
          </text:changed-region>
          <text:changed-region text:id="ct455289856">
            <text:insertion>
              <office:change-info>
                <dc:creator>Bob Jacobsen</dc:creator>
                <dc:date>2010-06-07T20:06:00</dc:date>
              </office:change-info>
            </text:insertion>
          </text:changed-region>
        </text:tracked-changes>
        <text:p text:style-name="Standard"><text:change text:change-id="ct864323152"/><text:change-start text:change-id="ct455289856"/><text:span text:style-name="MT2">Copyright 2010, by J. Day, D. Harris, B. Jacobsen, A. Robinson, and A. Shepherd</text:span><text:change-end text:change-id="ct455289856"/><text:span text:style-name="MT3"><text:tab/><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06" text:date-value="2010-07-31T23:31:04">7/31/2010</text:date></text:span></text:span></text:p>
      </style:footer>
    </style:master-page>
    <style:master-page style:name="First_20_Page" style:display-name="First Page" style:page-layout-name="Mpm2" style:next-style-name="Standard">
      <style:header>
        <text:tracked-changes>
          <text:changed-region text:id="ct729912352">
            <text:deletion>
              <office:change-info>
                <dc:creator>David Harris</dc:creator>
                <dc:date>2010-07-22T00:45:00</dc:date>
              </office:change-info>
              <text:p text:style-name="MP8">S9.6/OpenLCB </text:p>
            </text:deletion>
          </text:changed-region>
          <text:changed-region text:id="ct851445200">
            <text:deletion>
              <office:change-info>
                <dc:creator>David Harris</dc:creator>
                <dc:date>2010-07-22T00:44:00</dc:date>
              </office:change-info>
              <text:p text:style-name="MP8">Proposal</text:p>
            </text:deletion>
          </text:changed-region>
          <text:changed-region text:id="ct865209888">
            <text:deletion>
              <office:change-info>
                <dc:creator>David Harris</dc:creator>
                <dc:date>2010-07-31T17:48:00</dc:date>
              </office:change-info>
              <text:p text:style-name="MP8">Use Cases</text:p>
            </text:deletion>
          </text:changed-region>
          <text:changed-region text:id="ct694959952">
            <text:insertion>
              <office:change-info>
                <dc:creator>David Harris</dc:creator>
                <dc:date>2010-07-31T17:48:00</dc:date>
              </office:change-info>
            </text:insertion>
          </text:changed-region>
          <text:changed-region text:id="ct943135376">
            <text:deletion>
              <office:change-info>
                <dc:creator>David Harris</dc:creator>
                <dc:date>2010-06-07T00:31:00</dc:date>
              </office:change-info>
              <text:p text:style-name="MP5">(date)</text:p>
            </text:deletion>
          </text:changed-region>
          <text:changed-region text:id="ct761323664">
            <text:insertion>
              <office:change-info>
                <dc:creator>David Harris</dc:creator>
                <dc:date>2010-07-31T17:48:00</dc:date>
              </office:change-info>
            </text:insertion>
          </text:changed-region>
          <text:changed-region text:id="ct566499664">
            <text:deletion>
              <office:change-info>
                <dc:creator>David Harris</dc:creator>
                <dc:date>2010-07-22T00:45:00</dc:date>
              </office:change-info>
              <text:p text:style-name="MP8">S 9-6</text:p>
            </text:dele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text:change text:change-id="ct729912352"/>NMRAnet <text:change text:change-id="ct851445200"/></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text:change text:change-id="ct865209888"/><text:change-start text:change-id="ct694959952"/>S9.6<text:change-end text:change-id="ct694959952"/></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date" office:date-value="2010-07-30">
              <text:p text:style-name="MP5"><text:change text:change-id="ct943135376"/><text:change-start text:change-id="ct761323664"/>30/07/10<text:change-end text:change-id="ct761323664"/></text:p>
            </table:table-cell>
            <table:table-cell table:style-name="Table1.C1" office:value-type="string">
              <text:p text:style-name="MP8"><text:change text:change-id="ct566499664"/></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06" text:date-value="2010-07-31T23:31:04">7/31/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1</meta:editing-cycles>
    <meta:editing-duration>PT13H47M15S</meta:editing-duration>
    <meta:generator>OpenOffice.org/3.2$Unix OpenOffice.org_project/320m18$Build-9502</meta:generator>
    <dc:date>2010-07-31T23:31:04</dc:date>
    <dc:creator>David Harris</dc:creator>
    <meta:document-statistic meta:table-count="1" meta:image-count="0" meta:object-count="0" meta:page-count="5" meta:paragraph-count="336" meta:word-count="3273" meta:character-count="19761"/>
    <meta:user-defined meta:name="Info 1"/>
    <meta:user-defined meta:name="Info 2"/>
    <meta:user-defined meta:name="Info 3"/>
    <meta:user-defined meta:name="Info 4"/>
  </office:meta>
</office:document-meta>
</file>